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osis" svg:font-family="Dosis" style:font-adornments="Normal" style:font-pitch="variable"/>
    <style:font-face style:name="Dosis1" svg:font-family="Dosis" style:font-family-generic="roman" style:font-pitch="variable"/>
    <style:font-face style:name="Dosis2" svg:font-family="Dosis" style:font-adornments="SemiBold" style:font-pitch="variable"/>
    <style:font-face style:name="FreeSans" svg:font-family="FreeSans" style:font-family-generic="roman" style:font-pitch="variable"/>
    <style:font-face style:name="FreeSans1" svg:font-family="FreeSans" style:font-family-generic="system" style:font-pitch="variable"/>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useo Slab 500" svg:font-family="'Museo Slab 500'"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svg:font-family="Ubuntu" style:font-adornments="Normal" style:font-pitch="variable"/>
    <style:font-face style:name="Ubuntu Mono" svg:font-family="'Ubuntu Mono'" style:font-adornments="Normal" style:font-pitch="fixed"/>
    <style:font-face style:name="Ubuntu1" svg:font-family="Ubuntu" style:font-adornments="Gras" style:font-pitch="variable"/>
    <style:font-face style:name="Ubuntu2" svg:font-family="Ubuntu" style:font-family-generic="roman" style:font-pitch="variable"/>
    <style:font-face style:name="ＭＳ Ｐゴシック" svg:font-family="'ＭＳ Ｐゴシック'" style:font-family-generic="roman" style:font-pitch="variable"/>
  </office:font-face-decls>
  <office:automatic-styles>
    <style:style style:name="P1"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9pt" fo:font-style="normal" fo:text-shadow="none" style:text-underline-style="none" fo:font-weight="normal" officeooo:rsid="06ff2eea" officeooo:paragraph-rsid="0727b06e" style:font-size-asian="9pt" style:font-style-asian="normal" style:font-weight-asian="normal" style:font-size-complex="9pt" style:font-style-complex="normal" style:font-weight-complex="normal" style:text-overline-style="none" style:text-overline-color="font-color"/>
    </style:style>
    <style:style style:name="P2"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9pt" fo:font-style="normal" fo:text-shadow="none" style:text-underline-style="none" fo:font-weight="normal" officeooo:rsid="06ff2eea" officeooo:paragraph-rsid="076ceb85" style:font-size-asian="9pt" style:font-style-asian="normal" style:font-weight-asian="normal" style:font-size-complex="9pt" style:font-style-complex="normal" style:font-weight-complex="normal" style:text-overline-style="none" style:text-overline-color="font-color"/>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9pt" fo:font-style="normal" fo:text-shadow="none" style:text-underline-style="none" fo:font-weight="normal" officeooo:rsid="0727b06e" officeooo:paragraph-rsid="0727b06e" style:font-size-asian="9pt" style:font-style-asian="normal" style:font-weight-asian="normal" style:font-size-complex="9pt" style:font-style-complex="normal" style:font-weight-complex="normal" style:text-overline-style="none" style:text-overline-color="font-color"/>
    </style:style>
    <style:style style:name="P4"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9pt" fo:font-style="normal" fo:text-shadow="none" style:text-underline-style="none" fo:font-weight="normal" officeooo:rsid="06ff46cb" officeooo:paragraph-rsid="0727b06e" style:font-size-asian="9pt" style:font-style-asian="normal" style:font-weight-asian="normal" style:font-size-complex="9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9pt" fo:font-style="normal" fo:text-shadow="none" style:text-underline-style="none" fo:font-weight="normal" officeooo:rsid="076ceb85" officeooo:paragraph-rsid="076ceb85" style:font-size-asian="9pt" style:font-style-asian="normal" style:font-weight-asian="normal" style:font-size-complex="9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9pt" fo:font-style="normal" fo:text-shadow="none" style:text-underline-style="none" fo:font-weight="normal" officeooo:rsid="07761162" officeooo:paragraph-rsid="07761162" style:font-size-asian="9pt" style:font-style-asian="normal" style:font-weight-asian="normal" style:font-size-complex="9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9pt" fo:language="fr" fo:country="FR" fo:font-style="normal" fo:text-shadow="none" style:text-underline-style="none" fo:font-weight="normal" officeooo:rsid="0727b06e" officeooo:paragraph-rsid="0727b06e" style:font-size-asian="9pt" style:font-style-asian="normal" style:font-weight-asian="normal" style:font-size-complex="9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9pt" fo:language="fr" fo:country="FR" fo:font-style="normal" fo:text-shadow="none" style:text-underline-style="none" fo:font-weight="normal" officeooo:rsid="076ceb85" officeooo:paragraph-rsid="076ceb85" style:font-size-asian="9pt" style:font-style-asian="normal" style:font-weight-asian="normal" style:font-size-complex="9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Ubuntu" fo:font-size="9pt" fo:language="fr" fo:country="FR" fo:font-style="normal" fo:text-shadow="none" style:text-underline-style="none" fo:font-weight="normal" officeooo:rsid="077ade61" officeooo:paragraph-rsid="077ade61" style:font-size-asian="9pt" style:font-style-asian="normal" style:font-weight-asian="normal" style:font-size-complex="9pt" style:font-style-complex="normal" style:font-weight-complex="normal" style:text-overline-style="none" style:text-overline-color="font-color"/>
    </style:style>
    <style:style style:name="P10" style:family="paragraph" style:parent-style-name="Table_20_Heading">
      <style:paragraph-properties fo:text-align="center" style:justify-single-word="false"/>
      <style:text-properties fo:color="#ffffff" loext:opacity="100%" style:text-outline="false" style:text-line-through-style="none" style:text-line-through-type="none" style:font-name="Ubuntu" fo:font-size="9pt"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1" style:family="paragraph" style:parent-style-name="Table_20_Heading">
      <style:paragraph-properties fo:text-align="center" style:justify-single-word="false"/>
      <style:text-properties fo:color="#ffffff" loext:opacity="100%" style:text-outline="false" style:text-line-through-style="none" style:text-line-through-type="none" style:font-name="Ubuntu" fo:font-size="9pt" fo:language="en" fo:country="US" fo:font-style="normal" fo:text-shadow="none" style:text-underline-style="none" fo:font-weight="bold" style:font-size-asian="9pt" style:font-style-asian="normal" style:font-weight-asian="bold" style:font-size-complex="9pt" style:font-style-complex="normal" style:font-weight-complex="bold" style:text-overline-style="none" style:text-overline-color="font-color"/>
    </style:style>
    <style:style style:name="P12" style:family="paragraph" style:parent-style-name="Contents_20_1">
      <style:paragraph-properties>
        <style:tab-stops>
          <style:tab-stop style:position="17.6cm" style:type="right" style:leader-style="dotted" style:leader-text="."/>
        </style:tab-stops>
      </style:paragraph-properties>
    </style:style>
    <style:style style:name="P13" style:family="paragraph" style:parent-style-name="Contents_20_2">
      <style:paragraph-properties>
        <style:tab-stops>
          <style:tab-stop style:position="17.6cm" style:type="right" style:leader-style="dotted" style:leader-text="."/>
        </style:tab-stops>
      </style:paragraph-properties>
    </style:style>
    <style:style style:name="P14" style:family="paragraph" style:parent-style-name="Contents_20_3">
      <style:paragraph-properties>
        <style:tab-stops>
          <style:tab-stop style:position="17.6cm" style:type="right" style:leader-style="dotted" style:leader-text="."/>
        </style:tab-stops>
      </style:paragraph-properties>
    </style:style>
    <style:style style:name="P15" style:family="paragraph" style:parent-style-name="Text_20_body">
      <style:text-properties fo:font-weight="bold" officeooo:paragraph-rsid="076ceb85" style:font-weight-asian="bold" style:font-weight-complex="bold"/>
    </style:style>
    <style:style style:name="P16" style:family="paragraph" style:parent-style-name="Contents_20_Heading">
      <style:paragraph-properties fo:break-before="page"/>
    </style:style>
    <style:style style:name="P17" style:family="paragraph" style:parent-style-name="Standard">
      <style:text-properties officeooo:paragraph-rsid="076ceb85"/>
    </style:style>
    <style:style style:name="P18" style:family="paragraph" style:parent-style-name="Text_20_body">
      <style:text-properties officeooo:paragraph-rsid="076ceb85"/>
    </style:style>
    <style:style style:name="P19" style:family="paragraph" style:parent-style-name="Text_20_body">
      <style:text-properties officeooo:paragraph-rsid="077b1951"/>
    </style:style>
    <style:style style:name="P20" style:family="paragraph" style:parent-style-name="Foot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8.5cm" style:type="center"/>
          <style:tab-stop style:position="19.293cm" style:type="right"/>
        </style:tab-stops>
      </style:paragraph-properties>
      <style:text-properties officeooo:paragraph-rsid="077f8af4"/>
    </style:style>
    <style:style style:name="P21" style:family="paragraph" style:parent-style-name="Heading_20_1">
      <style:text-properties officeooo:paragraph-rsid="076ceb85"/>
    </style:style>
    <style:style style:name="P22" style:family="paragraph" style:parent-style-name="Heading_20_2">
      <style:text-properties officeooo:paragraph-rsid="076ceb85"/>
    </style:style>
    <style:style style:name="P23" style:family="paragraph" style:parent-style-name="Heading_20_2">
      <style:paragraph-properties fo:break-before="page"/>
    </style:style>
    <style:style style:name="P24" style:family="paragraph" style:parent-style-name="Heading_20_3">
      <style:text-properties officeooo:rsid="000c29c8" officeooo:paragraph-rsid="076ceb85"/>
    </style:style>
    <style:style style:name="P25" style:family="paragraph" style:parent-style-name="Heading_20_3">
      <style:text-properties officeooo:paragraph-rsid="076ceb85"/>
    </style:style>
    <style:style style:name="P26" style:family="paragraph" style:parent-style-name="Standard" style:list-style-name="L16">
      <style:text-properties officeooo:paragraph-rsid="076ceb85"/>
    </style:style>
    <style:style style:name="P27" style:family="paragraph" style:parent-style-name="Text_20_body" style:list-style-name="L1">
      <style:text-properties officeooo:paragraph-rsid="076ceb85"/>
    </style:style>
    <style:style style:name="P28" style:family="paragraph" style:parent-style-name="Text_20_body" style:list-style-name="L1">
      <style:text-properties officeooo:rsid="000c29c8" officeooo:paragraph-rsid="076ceb85"/>
    </style:style>
    <style:style style:name="P29" style:family="paragraph" style:parent-style-name="Text_20_body" style:list-style-name="L2">
      <style:text-properties officeooo:paragraph-rsid="076ceb85"/>
    </style:style>
    <style:style style:name="P30" style:family="paragraph" style:parent-style-name="Text_20_body" style:list-style-name="List_20_1">
      <style:text-properties officeooo:paragraph-rsid="076ceb85"/>
    </style:style>
    <style:style style:name="P31" style:family="paragraph" style:parent-style-name="Text_20_body" style:list-style-name="L3">
      <style:text-properties officeooo:paragraph-rsid="076ceb85"/>
    </style:style>
    <style:style style:name="P32" style:family="paragraph" style:parent-style-name="Text_20_body" style:list-style-name="L4">
      <style:text-properties officeooo:paragraph-rsid="076ceb85"/>
    </style:style>
    <style:style style:name="P33" style:family="paragraph" style:parent-style-name="Text_20_body" style:list-style-name="L5">
      <style:text-properties officeooo:paragraph-rsid="076ceb85"/>
    </style:style>
    <style:style style:name="P34" style:family="paragraph" style:parent-style-name="Text_20_body" style:list-style-name="L6">
      <style:text-properties officeooo:paragraph-rsid="076ceb85"/>
    </style:style>
    <style:style style:name="P35" style:family="paragraph" style:parent-style-name="Text_20_body" style:list-style-name="L7">
      <style:text-properties officeooo:paragraph-rsid="076ceb85"/>
    </style:style>
    <style:style style:name="P36" style:family="paragraph" style:parent-style-name="Text_20_body" style:list-style-name="L8">
      <style:text-properties officeooo:paragraph-rsid="076ceb85"/>
    </style:style>
    <style:style style:name="P37" style:family="paragraph" style:parent-style-name="Text_20_body" style:list-style-name="L8">
      <style:text-properties officeooo:paragraph-rsid="077ade61"/>
    </style:style>
    <style:style style:name="P38" style:family="paragraph" style:parent-style-name="Text_20_body" style:list-style-name="L9">
      <style:text-properties officeooo:paragraph-rsid="076ceb85"/>
    </style:style>
    <style:style style:name="P39" style:family="paragraph" style:parent-style-name="Text_20_body" style:list-style-name="L9">
      <style:text-properties officeooo:paragraph-rsid="077ade61"/>
    </style:style>
    <style:style style:name="P40" style:family="paragraph" style:parent-style-name="Text_20_body" style:list-style-name="L10">
      <style:text-properties officeooo:paragraph-rsid="076ceb85"/>
    </style:style>
    <style:style style:name="P41" style:family="paragraph" style:parent-style-name="Text_20_body" style:list-style-name="L10">
      <style:text-properties fo:font-style="italic" officeooo:paragraph-rsid="076ceb85" style:font-style-asian="italic" style:font-style-complex="italic"/>
    </style:style>
    <style:style style:name="P42" style:family="paragraph" style:parent-style-name="Text_20_body" style:list-style-name="L11">
      <style:text-properties officeooo:paragraph-rsid="076ceb85"/>
    </style:style>
    <style:style style:name="P43" style:family="paragraph" style:parent-style-name="Text_20_body" style:list-style-name="L12">
      <style:text-properties officeooo:paragraph-rsid="076ceb85"/>
    </style:style>
    <style:style style:name="P44" style:family="paragraph" style:parent-style-name="Text_20_body" style:list-style-name="L13">
      <style:text-properties officeooo:paragraph-rsid="076ceb85"/>
    </style:style>
    <style:style style:name="P45" style:family="paragraph" style:parent-style-name="Text_20_body" style:list-style-name="L14">
      <style:text-properties officeooo:paragraph-rsid="076ceb85"/>
    </style:style>
    <style:style style:name="P46" style:family="paragraph" style:parent-style-name="Text_20_body" style:list-style-name="L14">
      <style:text-properties fo:font-weight="normal" officeooo:paragraph-rsid="076ceb85" style:font-weight-asian="normal" style:font-weight-complex="normal"/>
    </style:style>
    <style:style style:name="P47" style:family="paragraph" style:parent-style-name="Text_20_body" style:list-style-name="L16">
      <style:text-properties fo:font-weight="normal" officeooo:paragraph-rsid="076ceb85" style:font-weight-asian="normal" style:font-weight-complex="normal"/>
    </style:style>
    <style:style style:name="P48" style:family="paragraph" style:parent-style-name="Text_20_body" style:list-style-name="L15">
      <style:text-properties officeooo:paragraph-rsid="077ade61"/>
    </style:style>
    <style:style style:name="P49" style:family="paragraph" style:parent-style-name="Text_20_body" style:list-style-name="L15">
      <style:text-properties officeooo:paragraph-rsid="076ceb85"/>
    </style:style>
    <style:style style:name="P50" style:family="paragraph" style:parent-style-name="Text_20_body" style:list-style-name="L15">
      <style:text-properties officeooo:paragraph-rsid="077b1951"/>
    </style:style>
    <style:style style:name="P51" style:family="paragraph" style:parent-style-name="Text_20_body" style:list-style-name="L15">
      <style:paragraph-properties fo:text-align="start" style:justify-single-word="false"/>
      <style:text-properties officeooo:paragraph-rsid="077ade61"/>
    </style:style>
    <style:style style:name="P52" style:family="paragraph" style:parent-style-name="Text_20_body" style:list-style-name="L15">
      <style:paragraph-properties fo:text-align="start" style:justify-single-word="false"/>
      <style:text-properties officeooo:paragraph-rsid="076ceb85"/>
    </style:style>
    <style:style style:name="P53" style:family="paragraph" style:parent-style-name="Text_20_body" style:list-style-name="L15">
      <style:paragraph-properties fo:text-align="start" style:justify-single-word="false"/>
      <style:text-properties officeooo:paragraph-rsid="077b1951"/>
    </style:style>
    <style:style style:name="P54" style:family="paragraph" style:parent-style-name="Text_20_body" style:list-style-name="L17">
      <style:paragraph-properties fo:text-align="start" style:justify-single-word="false"/>
      <style:text-properties officeooo:paragraph-rsid="076ceb85"/>
    </style:style>
    <style:style style:name="P55" style:family="paragraph" style:parent-style-name="Text_20_body" style:list-style-name="L17">
      <style:paragraph-properties fo:text-align="start" style:justify-single-word="false"/>
      <style:text-properties officeooo:paragraph-rsid="077b1951"/>
    </style:style>
    <style:style style:name="P56" style:family="paragraph" style:parent-style-name="Text_20_body" style:list-style-name="L18">
      <style:paragraph-properties fo:text-align="start" style:justify-single-word="false"/>
      <style:text-properties officeooo:paragraph-rsid="076ceb85"/>
    </style:style>
    <style:style style:name="P57" style:family="paragraph" style:parent-style-name="Text_20_body" style:list-style-name="L18">
      <style:paragraph-properties fo:text-align="start" style:justify-single-word="false"/>
      <style:text-properties officeooo:paragraph-rsid="076f80a2"/>
    </style:style>
    <style:style style:name="P58" style:family="paragraph" style:parent-style-name="Text_20_body" style:list-style-name="L16">
      <style:text-properties officeooo:paragraph-rsid="076ceb85"/>
    </style:style>
    <style:style style:name="P59" style:family="paragraph" style:parent-style-name="Text_20_body" style:list-style-name="L16">
      <style:text-properties officeooo:paragraph-rsid="077b1951"/>
    </style:style>
    <style:style style:name="P60" style:family="paragraph" style:parent-style-name="Text_20_body">
      <style:paragraph-properties fo:text-align="center" style:justify-single-word="false"/>
      <style:text-properties officeooo:paragraph-rsid="072d6ba6"/>
    </style:style>
    <style:style style:name="P61" style:family="paragraph" style:parent-style-name="Text_20_body">
      <style:text-properties fo:color="#00384a" loext:opacity="100%" style:font-name="Ubuntu1" fo:font-size="30pt" fo:language="fr" fo:country="FR" fo:font-weight="bold" officeooo:rsid="072d6ba6" officeooo:paragraph-rsid="072d6ba6" style:font-name-asian="Noto Sans CJK SC Regular" style:font-size-asian="28pt" style:font-weight-asian="bold" style:font-name-complex="FreeSans1" style:font-size-complex="28pt" style:font-weight-complex="600"/>
    </style:style>
    <style:style style:name="P62" style:family="paragraph" style:parent-style-name="Text_20_body">
      <style:text-properties officeooo:rsid="00071520"/>
    </style:style>
    <style:style style:name="P63" style:family="paragraph" style:parent-style-name="Text_20_body">
      <style:text-properties officeooo:rsid="0780bbb6" officeooo:paragraph-rsid="0780bbb6"/>
    </style:style>
    <style:style style:name="P64" style:family="paragraph" style:parent-style-name="Title">
      <style:text-properties fo:color="#00384a" loext:opacity="100%" style:font-name="Ubuntu1" fo:font-size="30pt" fo:language="fr" fo:country="FR" fo:font-weight="bold" officeooo:rsid="072d6ba6" officeooo:paragraph-rsid="077f8af4" style:font-name-asian="Noto Sans CJK SC Regular" style:font-size-asian="28pt" style:font-weight-asian="bold" style:font-name-complex="FreeSans1" style:font-size-complex="28pt" style:font-weight-complex="600"/>
    </style:style>
    <style:style style:name="P65" style:family="paragraph">
      <loext:graphic-properties draw:fill-color="#f58113"/>
    </style:style>
    <style:style style:name="P66" style:family="paragraph">
      <loext:graphic-properties draw:fill-color="#0098c9"/>
    </style:style>
    <style:style style:name="T1" style:family="text">
      <style:text-properties fo:font-size="10pt" style:font-size-asian="10pt" style:font-size-complex="10pt"/>
    </style:style>
    <style:style style:name="T2" style:family="text">
      <style:text-properties fo:font-size="10pt" officeooo:rsid="077f8af4" style:font-size-asian="10pt" style:font-size-complex="10pt"/>
    </style:style>
    <style:style style:name="T3" style:family="text">
      <style:text-properties officeooo:rsid="001a407e"/>
    </style:style>
    <style:style style:name="T4" style:family="text">
      <style:text-properties fo:font-weight="bold" style:font-weight-asian="bold" style:font-weight-complex="bold"/>
    </style:style>
    <style:style style:name="T5" style:family="text">
      <style:text-properties fo:font-weight="bold" officeooo:rsid="001a407e" style:font-weight-asian="bold" style:font-weight-complex="bold"/>
    </style:style>
    <style:style style:name="T6" style:family="text">
      <style:text-properties fo:color="#0098c9" loext:opacity="100%" style:font-name="Ubuntu" fo:font-size="18pt" fo:language="fr" fo:country="FR" fo:font-weight="normal" officeooo:rsid="076ceb85" style:font-name-asian="Noto Sans CJK SC Regular" style:font-size-asian="18pt" style:font-name-complex="FreeSans1" style:font-size-complex="18pt"/>
    </style:style>
    <style:style style:name="T7" style:family="text">
      <style:text-properties fo:color="#0098c9" loext:opacity="100%" style:font-name="Ubuntu" fo:font-size="18pt" fo:language="fr" fo:country="FR" fo:font-weight="normal" officeooo:rsid="077be281" style:font-name-asian="Noto Sans CJK SC Regular" style:font-size-asian="18pt" style:font-name-complex="FreeSans1" style:font-size-complex="18pt"/>
    </style:style>
    <style:style style:name="T8" style:family="text">
      <style:text-properties fo:color="#0098c9" loext:opacity="100%" style:font-name="Ubuntu" fo:font-size="18pt" fo:language="fr" fo:country="FR" fo:font-weight="normal" officeooo:rsid="077f8af4" style:font-name-asian="Noto Sans CJK SC Regular" style:font-size-asian="18pt" style:font-weight-asian="bold" style:font-name-complex="FreeSans1" style:font-size-complex="18pt" style:font-weight-complex="600"/>
    </style:style>
    <style:style style:name="T9" style:family="text">
      <style:text-properties fo:color="#0098c9" loext:opacity="100%" style:font-name="Ubuntu" fo:font-size="18pt" fo:language="fr" fo:country="FR" fo:font-weight="normal" officeooo:rsid="072d6ba6" style:font-name-asian="Noto Sans CJK SC Regular" style:font-size-asian="18pt" style:font-weight-asian="bold" style:font-name-complex="FreeSans1" style:font-size-complex="18pt" style:font-weight-complex="600"/>
    </style:style>
    <style:style style:name="T10" style:family="text">
      <style:text-properties fo:color="#00384a" loext:opacity="100%" style:font-name="Ubuntu" fo:font-size="16.1000003814697pt" fo:language="fr" fo:country="FR" fo:font-weight="bold" officeooo:rsid="076ceb85" style:font-name-asian="Noto Sans CJK SC Regular" style:font-size-asian="16.1000003814697pt" style:font-weight-asian="bold" style:font-name-complex="FreeSans1" style:font-size-complex="16.1000003814697pt" style:font-weight-complex="bold"/>
    </style:style>
    <style:style style:name="T11" style:family="text">
      <style:text-properties fo:language="fr" fo:country="FR" officeooo:rsid="076d90e3" style:font-size-asian="10.5pt"/>
    </style:style>
    <style:style style:name="T12" style:family="text">
      <style:text-properties fo:language="fr" fo:country="FR" officeooo:rsid="076f80a2" style:font-size-asian="10.5pt"/>
    </style:style>
    <style:style style:name="T13" style:family="text">
      <style:text-properties fo:language="fr" fo:country="FR" officeooo:rsid="077b1951" style:font-size-asian="10.5pt"/>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weight="normal" style:font-weight-asian="normal" style:font-weight-complex="normal"/>
    </style:style>
    <style:style style:name="T17" style:family="text">
      <style:text-properties fo:font-weight="normal" officeooo:rsid="077b1951" style:font-weight-asian="normal" style:font-weight-complex="normal"/>
    </style:style>
    <style:style style:name="T18" style:family="text">
      <style:text-properties officeooo:rsid="076ceb85"/>
    </style:style>
    <style:style style:name="T19" style:family="text">
      <style:text-properties officeooo:rsid="000c29c8"/>
    </style:style>
    <style:style style:name="T20" style:family="text">
      <style:text-properties officeooo:rsid="00071520"/>
    </style:style>
    <style:style style:name="T21" style:family="text">
      <style:text-properties officeooo:rsid="0008d0b0"/>
    </style:style>
    <style:style style:name="T22" style:family="text">
      <style:text-properties officeooo:rsid="076d90e3"/>
    </style:style>
    <style:style style:name="T23" style:family="text">
      <style:text-properties officeooo:rsid="076e37f6"/>
    </style:style>
    <style:style style:name="T24" style:family="text">
      <style:text-properties officeooo:rsid="076f80a2"/>
    </style:style>
    <style:style style:name="T25" style:family="text">
      <style:text-properties officeooo:rsid="07761162"/>
    </style:style>
    <style:style style:name="T26" style:family="text">
      <style:text-properties officeooo:rsid="07781424"/>
    </style:style>
    <style:style style:name="T27" style:family="text">
      <style:text-properties officeooo:rsid="077ade61"/>
    </style:style>
    <style:style style:name="T28" style:family="text">
      <style:text-properties officeooo:rsid="077b1951"/>
    </style:style>
    <style:style style:name="T29" style:family="text">
      <style:text-properties officeooo:rsid="077b2e32"/>
    </style:style>
    <style:style style:name="T30" style:family="text">
      <style:text-properties officeooo:rsid="077ec376"/>
    </style:style>
    <style:style style:name="T31" style:family="text">
      <style:text-properties officeooo:rsid="077f8af4"/>
    </style:style>
    <style:style style:name="T32" style:family="text">
      <style:text-properties officeooo:rsid="0780bbb6"/>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color="#f58113" draw:textarea-horizontal-align="justify" draw:textarea-vertical-align="middle" draw:auto-grow-height="false" fo:min-height="0.15cm" fo:min-width="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draw:fill-color="#0098c9" draw:textarea-horizontal-align="justify" draw:textarea-vertical-align="middle" draw:auto-grow-height="false" fo:min-height="0.15cm" fo:min-width="17.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https://github.com/Apress/pro-php-mvc/edit/master/LICENSE.txt" xlink:type="simple">
          <form:properties>
            <form:property form:property-name="PropertyChangeNotificationEnabled" office:value-type="boolean" office:boolean-value="true"/>
          </form:properties>
        </form:form>
        <form:form form:name="unnamed1" form:apply-filter="true" form:method="post" form:control-implementation="ooo:com.sun.star.form.component.Form" office:target-frame="" xlink:href="../../../../../Apress/pro-php-mvc/delete/master/LICENSE.txt"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Rencontres sur les enjeux du logiciel libre dans la recherche</text:p>
      <text:p text:style-name="P64"><text:s/><text:span text:style-name="T31">#</text:span>FLOSS_ESR 2022</text:p>
      <text:p text:style-name="P61"/>
      <text:p text:style-name="P60"><text:span text:style-name="T8">Notes de l’</text:span><text:span text:style-name="T9">atelier </text:span><text:span text:style-name="T8">du 14 janvier 2022</text:span></text:p>
      <text:p text:style-name="Text_20_body"/>
      <text:p text:style-name="Text_20_body"/>
      <text:p text:style-name="Text_20_body"/>
      <text:p text:style-name="Text_20_body"/>
      <text:table-of-content text:style-name="Sect1" text:name="Table des matière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6">Sommaire</text:p>
          </text:index-title>
          <text:p text:style-name="P12"><text:a xlink:type="simple" xlink:href="#__RefHeading___Toc5443_28082846" text:style-name="Index_20_Link" text:visited-style-name="Index_20_Link">1 | Atelier #1 – Contribution à la production de codes sources en recherche : quelles pratiques, quels enjeux ?<text:tab/>3</text:a></text:p>
          <text:p text:style-name="P13"><text:a xlink:type="simple" xlink:href="#__RefHeading___Toc5445_28082846" text:style-name="Index_20_Link" text:visited-style-name="Index_20_Link">1.1 Rappel des ressources partagées lors de l’atelier aux participant·e·s<text:tab/>3</text:a></text:p>
          <text:p text:style-name="P14"><text:a xlink:type="simple" xlink:href="#__RefHeading___Toc5447_28082846" text:style-name="Index_20_Link" text:visited-style-name="Index_20_Link">1.1.1 Informations pratiques<text:tab/>3</text:a></text:p>
          <text:p text:style-name="P14"><text:a xlink:type="simple" xlink:href="#__RefHeading___Toc5449_28082846" text:style-name="Index_20_Link" text:visited-style-name="Index_20_Link">1.1.2 Présentations courtes initiales<text:tab/>3</text:a></text:p>
          <text:p text:style-name="P14"><text:a xlink:type="simple" xlink:href="#__RefHeading___Toc5451_28082846" text:style-name="Index_20_Link" text:visited-style-name="Index_20_Link">1.1.3 Notes des groupes de travail et des sessions plénières<text:tab/>3</text:a></text:p>
          <text:p text:style-name="P13"><text:a xlink:type="simple" xlink:href="#__RefHeading___Toc5453_28082846" text:style-name="Index_20_Link" text:visited-style-name="Index_20_Link">1.2 Résumé des constats et propositions d’action<text:tab/>4</text:a></text:p>
          <text:p text:style-name="P14"><text:a xlink:type="simple" xlink:href="#__RefHeading___Toc5455_28082846" text:style-name="Index_20_Link" text:visited-style-name="Index_20_Link">1.2.1 Constats<text:tab/>4</text:a></text:p>
          <text:p text:style-name="P14"><text:a xlink:type="simple" xlink:href="#__RefHeading___Toc5457_28082846" text:style-name="Index_20_Link" text:visited-style-name="Index_20_Link">1.2.2 Propositions d’actions<text:tab/>4</text:a></text:p>
          <text:p text:style-name="P13"><text:a xlink:type="simple" xlink:href="#__RefHeading___Toc5459_28082846" text:style-name="Index_20_Link" text:visited-style-name="Index_20_Link">1.3 Synthèse détaillée des constats et propositions d’action<text:tab/>5</text:a></text:p>
          <text:p text:style-name="P14"><text:a xlink:type="simple" xlink:href="#__RefHeading___Toc5461_28082846" text:style-name="Index_20_Link" text:visited-style-name="Index_20_Link">1.3.1 Constats<text:tab/>5</text:a></text:p>
          <text:p text:style-name="P14"><text:a xlink:type="simple" xlink:href="#__RefHeading___Toc5463_28082846" text:style-name="Index_20_Link" text:visited-style-name="Index_20_Link">1.3.2 Propositions d’actions<text:tab/>9</text:a></text:p>
          <text:p text:style-name="P13"><text:a xlink:type="simple" xlink:href="#__RefHeading___Toc5465_28082846" text:style-name="Index_20_Link" text:visited-style-name="Index_20_Link">1.4 Ressources<text:tab/>13</text:a></text:p>
          <text:p text:style-name="P14"><text:a xlink:type="simple" xlink:href="#__RefHeading___Toc5495_28082846" text:style-name="Index_20_Link" text:visited-style-name="Index_20_Link">1.4.1 Exemples de projets/initiatives :<text:tab/>13</text:a></text:p>
          <text:p text:style-name="P14"><text:a xlink:type="simple" xlink:href="#__RefHeading___Toc5497_28082846" text:style-name="Index_20_Link" text:visited-style-name="Index_20_Link">1.4.2 Thématiques : citations/identifications/évaluation<text:tab/>14</text:a></text:p>
          <text:p text:style-name="P14"><text:a xlink:type="simple" xlink:href="#__RefHeading___Toc5499_28082846" text:style-name="Index_20_Link" text:visited-style-name="Index_20_Link">1.4.3 Guides /Tutoriels<text:tab/>14</text:a></text:p>
          <text:p text:style-name="P14"><text:a xlink:type="simple" xlink:href="#__RefHeading___Toc5503_28082846" text:style-name="Index_20_Link" text:visited-style-name="Index_20_Link">1.4.4 Publications<text:tab/>14</text:a></text:p>
        </text:index-body>
      </text:table-of-content>
      <text:p text:style-name="P62"/>
      <text:h text:style-name="P21" text:outline-level="1"><text:bookmark-start text:name="__RefHeading___Toc5443_28082846"/>Atelier #1 – Contribution à la production de codes sources en recherche : quelles pratiques, quels enjeux ?<text:bookmark-end text:name="__RefHeading___Toc5443_28082846"/></text:h>
      <text:p text:style-name="P17">L’atelier s’est déroulé le vendredi 14 janvier 2022 de 9h à 12h30 avec une cinquantaine de participant·e·s <text:span text:style-name="T18">dans le cadre des </text:span><text:a xlink:type="simple" xlink:href="https://www.etalab.gouv.fr/rencontres-sur-les-enjeux-du-logiciel-libre-dans-la-recherche-ouvrir-et-promouvoir-les-codes-sources-produits-par-la-recherche" text:style-name="Internet_20_link" text:visited-style-name="Visited_20_Internet_20_Link"><text:span text:style-name="T18">rencontres FLOSS_ESR</text:span></text:a><text:span text:style-name="T18">.</text:span></text:p>
      <text:p text:style-name="P17"/>
      <text:h text:style-name="P22" text:outline-level="2"><text:bookmark-start text:name="__RefHeading___Toc5445_28082846"/>Rappel des ressources <text:span text:style-name="T19">partagées lors de l’atelier aux participant·e·s</text:span><text:bookmark-end text:name="__RefHeading___Toc5445_28082846"/></text:h>
      <text:p text:style-name="P18"/>
      <text:h text:style-name="P24" text:outline-level="3"><text:bookmark-start text:name="__RefHeading___Toc5447_28082846"/>Informations pratiques<text:bookmark-end text:name="__RefHeading___Toc5447_28082846"/></text:h>
      <text:list xml:id="list2314240757" text:style-name="L1">
        <text:list-item>
          <text:p text:style-name="P28"><text:a xlink:type="simple" xlink:href="https://codimd.inno3.cricket/BqFKOGKSTDu40aNjHyY5GA#" text:style-name="Internet_20_link" text:visited-style-name="Visited_20_Internet_20_Link">[FLOSS_ESR#1] nformations utiles</text:a></text:p>
        </text:list-item>
        <text:list-item>
          <text:p text:style-name="P28"><text:a xlink:type="simple" xlink:href="https://codimd.inno3.cricket/BHRcSObFTRKH2fxjNkU_Rw#" text:style-name="Internet_20_link" text:visited-style-name="Visited_20_Internet_20_Link">[FLOSS_ESR#1] Tutoriel de connexion &amp; pratiques collaboratives</text:a></text:p>
        </text:list-item>
        <text:list-item>
          <text:p text:style-name="P27"><text:a xlink:type="simple" xlink:href="https://codimd.inno3.cricket/FUDM8RZQS3uGIv_VtU7LSw#" text:style-name="Internet_20_link" text:visited-style-name="Visited_20_Internet_20_Link"><text:span text:style-name="T19">[FLOSS_ESR] FAQ</text:span></text:a></text:p>
        </text:list-item>
      </text:list>
      <text:h text:style-name="P25" text:outline-level="3"><text:bookmark-start text:name="__RefHeading___Toc5449_28082846"/>Présentations courtes initiales<text:bookmark-end text:name="__RefHeading___Toc5449_28082846"/></text:h>
      <text:list xml:id="list535747091" text:style-name="L2">
        <text:list-item>
          <text:p text:style-name="P29">Présentation des ateliers par Camille Maumet et Violaine Louvet (membres du collège logiciels libres et open source du Comité pour la science ouverte)</text:p>
        </text:list-item>
        <text:list-item>
          <text:p text:style-name="P29"><text:a xlink:type="simple" xlink:href="https://speakerdeck.com/bluehats/le-projet-dynare" text:style-name="Internet_20_link" text:visited-style-name="Visited_20_Internet_20_Link">Projet Dynare par Michel Juillard</text:a> <text:span text:style-name="T20">sous </text:span>Licence CC-BY-NC-ND 4.0</text:p>
        </text:list-item>
        <text:list-item>
          <text:p text:style-name="P29"><text:a xlink:type="simple" xlink:href="http://igm.univ-mlv.fr/~teresa/logicielsLIGM/documents/2022/PresentationProtocoleCDUR_TGomezDiaz.pdf" text:style-name="Internet_20_link" text:visited-style-name="Visited_20_Internet_20_Link">Évaluation des logiciels de recherche : protocole CDUR par Teresa Gomez-Diaz</text:a> <text:span text:style-name="T20">sous </text:span>Licence CC-BY 4.0</text:p>
        </text:list-item>
        <text:list-item>
          <text:p text:style-name="P29"><text:a xlink:type="simple" xlink:href="https://bouttiep.gricad-pages.univ-grenoble-alpes.fr/slides-v2/atelier_floss_esr.pdf" text:style-name="Internet_20_link" text:visited-style-name="Visited_20_Internet_20_Link">Pratiques de reproductibilité par Pierre-Antoine Bouttier</text:a> <text:span text:style-name="T20">sous </text:span>Licence CC-BY-NC-SA 4.0</text:p>
        </text:list-item>
      </text:list>
      <text:h text:style-name="P25" text:outline-level="3"><text:bookmark-start text:name="__RefHeading___Toc5451_28082846"/><text:span text:style-name="T19">Notes des</text:span> groupes de travail <text:span text:style-name="T19">et des sessions plénières</text:span><text:bookmark-end text:name="__RefHeading___Toc5451_28082846"/></text:h>
      <text:p text:style-name="P63">Les contenus des pads suivants sont publiés sous licence Creative Commons CC0.</text:p>
      <text:list xml:id="list418911929" text:style-name="List_20_1">
        <text:list-item>
          <text:p text:style-name="P30"><text:a xlink:type="simple" xlink:href="https://codimd.inno3.cricket/31Lt0BBNSm24w3NJLzJ97w#" text:style-name="Internet_20_link" text:visited-style-name="Visited_20_Internet_20_Link"><text:span text:style-name="T19">Notes session plénière</text:span></text:a></text:p>
        </text:list-item>
        <text:list-item>
          <text:p text:style-name="P30"><text:a xlink:type="simple" xlink:href="https://codimd.inno3.cricket/OE0BIEkwT5mb0AUxAFUIHA#" text:style-name="Internet_20_link" text:visited-style-name="Visited_20_Internet_20_Link">Groupe 1 : Contribution aux logiciels libres et reconnaissance : évaluation, carrière</text:a></text:p>
        </text:list-item>
        <text:list-item>
          <text:p text:style-name="P30"><text:a xlink:type="simple" xlink:href="https://codimd.inno3.cricket/yXkKL-x2Thu3r1YxCMfgxg?both" text:style-name="Internet_20_link" text:visited-style-name="Visited_20_Internet_20_Link">Groupe 2 : Ouverture des codes sources et qualité en recherche/reproductibilité : pratiques, outils</text:a></text:p>
        </text:list-item>
        <text:list-item>
          <text:p text:style-name="P30"><text:a xlink:type="simple" xlink:href="https://codimd.inno3.cricket/-R95h36qTQyxMp1oqJTHrA?both" text:style-name="Internet_20_link" text:visited-style-name="Visited_20_Internet_20_Link">Groupe 3 : Intégration des codes sources dans l’écosystème de l’édition et de l’archivage scientifique</text:a></text:p>
        </text:list-item>
        <text:list-item>
          <text:p text:style-name="P30"><text:a xlink:type="simple" xlink:href="https://codimd.inno3.cricket/sVz9mSTxSfSXDRz3u7S3Yw?both" text:style-name="Internet_20_link" text:visited-style-name="Visited_20_Internet_20_Link">Groupe 4 : Des premiers scripts à la naissance d’un projet open source : leviers techniques et humains</text:a></text:p>
        </text:list-item>
        <text:list-item>
          <text:p text:style-name="P30"><text:a xlink:type="simple" xlink:href="https://codimd.inno3.cricket/oq8ebtdyS5CU6AEVSZQJmQ?both" text:style-name="Internet_20_link" text:visited-style-name="Visited_20_Internet_20_Link">Groupe 5 : De la sortie d’un projet open source à sa pérennisation : leviers techniques et humains</text:a></text:p>
          <text:p text:style-name="P30"/>
        </text:list-item>
      </text:list>
      <text:h text:style-name="Heading_20_2" text:outline-level="2"><text:bookmark-start text:name="__RefHeading___Toc5453_28082846"/><text:soft-page-break/><text:span text:style-name="T10">Résumé des </text:span>constats et propositions d’action<text:bookmark-end text:name="__RefHeading___Toc5453_28082846"/></text:h>
      <text:h text:style-name="P25" text:outline-level="3"><text:bookmark-start text:name="__RefHeading___Toc5455_28082846"/>Constats<text:bookmark-end text:name="__RefHeading___Toc5455_28082846"/></text:h>
      <text:p text:style-name="P18"><text:span text:style-name="T4">1. Cadre conceptuel : </text:span><text:span text:style-name="T16">Le logiciel est aujourd’hui reconnu comme un élément clef de la démarche scientifique et comme partie intégrante des productions scientifiques.</text:span></text:p>
      <text:p text:style-name="P18"><text:span text:style-name="T4">2. Cadre institutionnel : </text:span><text:span text:style-name="T16">Le mouvement de la science ouverte souligne l’importance des logiciels libres/open source et de la reproductibilité mais sans qu’un accompagnement et des incitations concrètes de la part des institutions soient mis en place.</text:span></text:p>
      <text:p text:style-name="P18"><text:span text:style-name="T4">3. Pratiques culturelles : </text:span><text:span text:style-name="T16">On assiste encore à un manque de reconnaissance de la part des institutions et des communautés scientifiques dans les carrières par rapport aux pratiques associées au logiciel (développement, contribution, aide à la diffusion, reproductibilité, etc.)</text:span></text:p>
      <text:p text:style-name="P18"><text:span text:style-name="T4">4. Contexte de création : </text:span><text:span text:style-name="T16">Les codes sources et les logiciels en recherche représentent des objets protéiformes avec différents degrés de maturité et de soutiens, d’objectifs associés et d’intégration dans des communautés données (discipline, organisation, domaine). Une approche fine est nécessaire pour déterminer des modalités d’évaluation, de valorisation et de reconnaissance de ces objets.</text:span></text:p>
      <text:p text:style-name="P18"><text:span text:style-name="T4">5. Pratiques de production et d’évaluation : </text:span><text:span text:style-name="T16">La production de logiciels est un processus dynamique (versions successives, etc.) qui implique une communauté mêlant des rôles et des types de contributions diverses. Cela s’inscrit dans des principes et des modalités d’évaluation spécifiques par rapport aux publications et aux données</text:span></text:p>
      <text:p text:style-name="P18"><text:span text:style-name="T4">6. Stratégie de pérennisation et valorisation :</text:span><text:span text:style-name="T16"> L’identification, le référencement et le dépôt des codes posent un ensemble de problématiques à adresser/affiner (articulation avec l’évaluation des publications, modération des dépôts, format de diffusion et règles juridiques).</text:span></text:p>
      <text:p text:style-name="P18"><text:span text:style-name="T4">7. Modalités de pérennisation et valorisation : </text:span><text:span text:style-name="T16">Passer d’un script à un projet open source valorisable et perenne repose sur des leviers financiers et de ressources humaines pour faciliter le développement et le maintien de communautés en prenant en considération les spécificités des projets de recherche (souvent de niche).</text:span></text:p>
      <text:h text:style-name="P25" text:outline-level="3"><text:bookmark-start text:name="__RefHeading___Toc5457_28082846"/>Propositions d’actions<text:bookmark-end text:name="__RefHeading___Toc5457_28082846"/></text:h>
      <text:p text:style-name="P18"><text:span text:style-name="T4">1. Penser le script dès sa création </text:span><text:span text:style-name="T16">comme un projet qui sera un jour potentiellement ouvert et qui s’intègre dans une logique de reproductibilité.</text:span></text:p>
      <text:p text:style-name="P18"><text:span text:style-name="T4">2.</text:span> <text:span text:style-name="T4">Mettre en place de bonnes pratiques collaboratives </text:span><text:span text:style-name="T16">de développement logiciel en s’appuyant sur un noyau d’outils existants.</text:span></text:p>
      <text:p text:style-name="P18"><text:span text:style-name="T4">3.</text:span> <text:span text:style-name="T4">Clarifier les différents types de contribution </text:span><text:span text:style-name="T16">et y associer des modes de valorisation propres.</text:span></text:p>
      <text:p text:style-name="P18"><text:span text:style-name="T4">4. Sensibiliser/former les communautés </text:span><text:span text:style-name="T16">à la culture libre et aux bonnes pratiques de développement logiciels, de préparation/mise à disposition/diffusion du code et de reproductibilité.</text:span></text:p>
      <text:p text:style-name="P18"><text:span text:style-name="T4">5. Développer des stratégies de pérennisation et de valorisation </text:span><text:span text:style-name="T16">fondées sur l’identification et le référencement des logiciels, le maintien et soutien des communautés grâce à un cadre juridique, financier et de ressources humaine adaptés</text:span></text:p>
      <text:h text:style-name="Heading_20_2" text:outline-level="2"><text:bookmark-start text:name="__RefHeading___Toc5459_28082846"/><text:soft-page-break/><text:span text:style-name="T18">Synthèse détaillée des </text:span>constats et propositions d’action<text:bookmark-end text:name="__RefHeading___Toc5459_28082846"/></text:h>
      <text:h text:style-name="P25" text:outline-level="3"><text:bookmark-start text:name="__RefHeading___Toc5461_28082846"/>Constats<text:bookmark-end text:name="__RefHeading___Toc5461_28082846"/></text:h>
      <text:p text:style-name="P15">1. Cadre conceptuel : Le logiciel est aujourd’hui reconnu comme un élément clef de la démarche scientifique et comme partie intégrante des productions scientifiques.</text:p>
      <text:list xml:id="list2610177860" text:style-name="L3">
        <text:list-item>
          <text:p text:style-name="P31"><text:span text:style-name="T18">À</text:span> partir des années 2010, il y a une prise de conscience de l’appartenance du logiciel à la démarche scientifique.</text:p>
        </text:list-item>
        <text:list-item>
          <text:p text:style-name="P31">Aujourd’hui avec le numérique, les logiciels sont importants pour toutes les sciences.</text:p>
        </text:list-item>
        <text:list-item>
          <text:p text:style-name="P31">Le logiciel représente une connaissance exécutable qui peut avoir un impact en dehors de sa communauté pour la société.</text:p>
        </text:list-item>
        <text:list-item>
          <text:p text:style-name="P31">Dans ce contexte, l’open source permet d’avoir des contributions extérieures et sont les seuls logiciels à pouvoir répondre aux enjeux de reproductibilité.</text:p>
        </text:list-item>
      </text:list>
      <text:p text:style-name="P18"/>
      <text:p text:style-name="P15">2. Cadre institutionnel : Le mouvement de la science ouverte souligne l’importance des logiciels libres/open source et de la reproductibilité mais sans qu’un accompagnement et des incitations concrètes de la part des institutions soient mis en place.</text:p>
      <text:list xml:id="list2381069345" text:style-name="L4">
        <text:list-item>
          <text:p text:style-name="P32">La mise à disposition des logiciels libres et open source doit se faire en articulation avec l’écosystème existant de l’édition et des principes FAIR.</text:p>
        </text:list-item>
        <text:list-item>
          <text:p text:style-name="P32">Le <text:span text:style-name="T18">deuxième Plan National de la Science Ouverte</text:span> met en avant la production et la diffusion des codes sources, mais il manque des incitations fortes de la part des employeurs et des organisations.</text:p>
        </text:list-item>
        <text:list-item>
          <text:p text:style-name="P32">La reproductibilité ne peut pas se faire sans logiciels libres et open source.</text:p>
        </text:list-item>
      </text:list>
      <text:p text:style-name="P15">3. Pratiques culturelles : On assiste encore à un manque de reconnaissance de la part des institutions et des communautés scientifiques dans les carrières par rapport aux pratiques associées au logiciel (développement, contribution, aide à la diffusion, reproductibilité, etc.)</text:p>
      <text:list xml:id="list1287295029" text:style-name="L5">
        <text:list-item>
          <text:p text:style-name="P33">Aujourd’hui, mis à part le domaine de l’informatique (INRIA, CNU section 27, etc.), le développement logiciel est encore souvent considéré comme un atout technique et non pas comme une vraie pratique scientifique numérique à mettre en avant.</text:p>
          <text:list>
            <text:list-item>
              <text:p text:style-name="P33">Les développeurs de <text:span text:style-name="T26">l</text:span><text:span text:style-name="T18">ogiciels </text:span><text:span text:style-name="T26">l</text:span><text:span text:style-name="T18">ibres </text:span>sont considérés souvent comme des techniciens notamment dans les secteurs non informatiques.</text:p>
            </text:list-item>
            <text:list-item>
              <text:p text:style-name="P33">Il y a peu de reconnaissance dans la plupart des disciplinaires mais aussi dans le cas du secondaire.</text:p>
            </text:list-item>
          </text:list>
        </text:list-item>
        <text:list-item>
          <text:p text:style-name="P33">Souvent les développements de <text:span text:style-name="T27">logiciels libres </text:span>se font en plus des autres missions et ne sont pas pris en compte dans la carrière et dans le temps de travail, car ces tâches ne font pas partie de la fiche de poste.</text:p>
          <text:list>
            <text:list-item>
              <text:p text:style-name="P33">Contre-exemple : INRIA section 6 production logiciel reconnu et ATD mis en place au sein de l’INRIA.</text:p>
            </text:list-item>
          </text:list>
        </text:list-item>
        <text:list-item>
          <text:p text:style-name="P33"><text:soft-page-break/>Le développement logiciel, les activités de contribution, d’identification, de diffusion des logiciels (dépôts, etc.) tout autant que l’aide à la reproductibilité ne sont pas valorisés malgré le temps conséquent nécessaire à ces tâches parfois rébarbatives (par exemple le dépôt dans des archives)…</text:p>
          <text:list>
            <text:list-item>
              <text:p text:style-name="P33">Les chercheurs ne voient pas comment ces activité<text:span text:style-name="T22">s</text:span> peuvent les aider dans leur carrière.</text:p>
            </text:list-item>
          </text:list>
        </text:list-item>
        <text:list-item>
          <text:p text:style-name="P33">Beaucoup de communautés sont encore aujourd’hui réfractaires à la mise à disposition de codes sources de peur d’être jugé·e sur leurs codes et les erreurs éventuelles.</text:p>
          <text:list>
            <text:list-item>
              <text:p text:style-name="P33">Il manque encore aujourd’hui un cercle vertueux à la publication du code et d’incitation à refaire des expériences d’un article existant.</text:p>
            </text:list-item>
          </text:list>
        </text:list-item>
      </text:list>
      <text:p text:style-name="P15">4. Contexte de création : Les codes sources et les logiciels en recherche représentent des objets protéiformes avec différents degrés de maturité et de soutiens, d’objectifs associés et d’intégration dans des communautés données (discipline, organisation, domaine). Une approche fine est nécessaire pour déterminer des modalités d’évaluation, de valorisation et de reconnaissance de ces objets.</text:p>
      <text:list xml:id="list2954799397" text:style-name="L6">
        <text:list-item>
          <text:p text:style-name="P34">Une question se pose sur la différence à faire entre logiciel et code source et le degré de maturité de projets.</text:p>
          <text:list>
            <text:list-item>
              <text:p text:style-name="P34">Le code source contient intrinsèquement les algorithmes, et peut être relu. Par contre le logiciel peut contenir des données, un environnement, une documentation et peut plus largement faire référence à une communauté.</text:p>
            </text:list-item>
            <text:list-item>
              <text:p text:style-name="P34">Il existe des projets avec différents degrés de maturité, avec d’un côté des “petits” logiciels et de l’autres des projets issus de plusieurs années de travail. Il s’agirait de les distinguer tout comme c’est le cas pour les différents types de publications aujourd’hui (<text:span text:style-name="T14">preprint,</text:span> publiés, etc.).</text:p>
            </text:list-item>
          </text:list>
        </text:list-item>
        <text:list-item>
          <text:p text:style-name="P34">Le cadre de développement d’un projet logiciel peut aussi bien être à l’échelle individuelle non financée tout autant que dans le cadre d’un projet ANR ou européen avec une plus grande visibilité.</text:p>
          <text:list>
            <text:list-item>
              <text:p text:style-name="P34">Néanmoins, des initiatives individuelles peu visibles peuvent avoir un impact important à terme. Il s’agit donc de rester inclusif.</text:p>
            </text:list-item>
          </text:list>
        </text:list-item>
        <text:list-item>
          <text:p text:style-name="P34">Les objectifs de la mise à disposition du code peuvent être divers (enjeux de reproductibilité, création de communauté, travail dans une équipe restreinte ou individuelle, etc.)</text:p>
          <text:list>
            <text:list-item>
              <text:p text:style-name="P34">Suivant les périmètres (communautés, laboratoires, etc.), les objectifs de la reproductibilité peuvent varier : entre refaire tourner un script, obtenir le résultat identique ou repartir du travail réalisé pour le dériver/étendre.</text:p>
            </text:list-item>
            <text:list-item>
              <text:p text:style-name="P34">L’objectif de la mise à disposition est-elle pour une ouverture minimale (un README.md) ou bien un code ouvert pour attirer des personnes et des collaborations</text:p>
            </text:list-item>
          </text:list>
        </text:list-item>
      </text:list>
      <text:p text:style-name="P18"><text:span text:style-name="T4">5. Pratiques de production et d’évaluation : La production de logiciels est un processus dynamique (versions successives, etc.) qui implique une communauté mêlant des rôles et des </text:span><text:soft-page-break/><text:span text:style-name="T4">types de contributions diverses. Cela s’inscrit dans des principes et des modalités d’évaluation spécifiques par rapport aux publications et aux données</text:span></text:p>
      <text:list xml:id="list624932663" text:style-name="L7">
        <text:list-item>
          <text:p text:style-name="P35">Il faut distinguer différents types de contribution.</text:p>
        </text:list-item>
        <text:list-item>
          <text:p text:style-name="P35">À la différence d’une publication, il est difficile d’évaluer un logiciel qui peut-être amené à se développer (travail jamais fini).</text:p>
        </text:list-item>
        <text:list-item>
          <text:p text:style-name="P35">Pour la mesure de l’activité de production logiciels dans l’évaluation, il est important de ne pas retomber dans les travers de la bibliométrie. Les impacts de la production logiciels peuvent varier dans le temps, être décalés. Il s’agit de s’intégrer dans les démarches actuelles autour de l’évaluation qualitative (cf. DORA).</text:p>
        </text:list-item>
        <text:list-item>
          <text:p text:style-name="P35">Pour l’évaluation, il peut être difficile de trouver les évaluateurs qui ont les compétences et l’expertise pour évaluer le logiciel si les personnes sont d’un domaine différent.</text:p>
        </text:list-item>
        <text:list-item>
          <text:p text:style-name="P35">Il existe souvent une confusion entre logiciels et données ou logiciels et publications (avec l’application de principes FAIR qui n’a que peu de sens appliqué aux logiciels).</text:p>
        </text:list-item>
        <text:list-item>
          <text:p text:style-name="P35">Une question se pose sur le type d’évaluation lié aux publications : s’agit-il de faire une évaluation du logiciel au même titre qu’une publication ou bien comme une partie de l’évaluation d’une publication ?</text:p>
          <text:list>
            <text:list-item>
              <text:p text:style-name="P35">Est-ce qu’il s’agit d’évaluer un simple dépôt sur une archive, un code utilisé/utilisable par d’autres personnes que ces auteurs, ou bien d’évaluer un code en profondeur (comme nous distinguons poster vs. publication dans une conférence et publication dans une revue).</text:p>
            </text:list-item>
            <text:list-item>
              <text:p text:style-name="P35">Le code est considéré comme une métadonnée attachée à une publi<text:span text:style-name="T22">cation.</text:span> On évalue la publi<text:span text:style-name="T22">cation </text:span>éventuellement on regarde le code, mais il n’y a pas d’évaluation du code. Au mieux, quelqu’un cherche à vérifier que les résultats de la publication peuvent être regénérés avec le code référencé. Le code n’est pas évalué en lui-même.</text:p>
            </text:list-item>
          </text:list>
        </text:list-item>
      </text:list>
      <text:p text:style-name="P15">6. Stratégie de pérennisation et valorisation : L’identification, le référencement et le dépôt des codes posent un ensemble de problématiques à adresser/affiner (articulation avec l’évaluation des publications, modération des dépôts, format de diffusion et règles juridiques)</text:p>
      <text:list xml:id="list1922460517" text:style-name="L8">
        <text:list-item>
          <text:p text:style-name="P36">L’identification et le référencement des logiciels est une question complexe. Il faut distinguer l’identification d’un projet” (e.g. Octave) d’un “artefact logiciel” (e.g. la version précise utilisée pour une expérience). <text:span text:style-name="T20">cf. </text:span><text:a xlink:type="simple" xlink:href="https://www.softwareheritage.org/2020/07/09/intrinsic-vs-extrinsic-identifiers/" text:style-name="Internet_20_link" text:visited-style-name="Visited_20_Internet_20_Link">https://www.softwareheritage.org/2020/07/09/intrinsic-vs-extrinsic-identifiers/</text:a>.</text:p>
          <text:list>
            <text:list-item>
              <text:p text:style-name="P36">Dans le cas de « projet » il s’agit d’utiliser des identifiants extrinsèques (et fragiles) comme :</text:p>
              <text:list>
                <text:list-item>
                  <text:p text:style-name="P36">une notice bibliographique modérée (HAL) ;</text:p>
                </text:list-item>
                <text:list-item>
                  <text:p text:style-name="P36">un objet identifié par un DOI, avec une liste d’auteurs extraite sans discernement de la liste des contributeurs d’un projet github (par exemple) ;</text:p>
                </text:list-item>
                <text:list-item>
                  <text:p text:style-name="P36">les ARK.</text:p>
                </text:list-item>
              </text:list>
            </text:list-item>
          </text:list>
        </text:list-item>
        <text:list-item>
          <text:p text:style-name="P36"><text:soft-page-break/>Dans le cas d’artefact logiciel, il faut utiliser des identifiants intrinséques. <text:span text:style-name="T20">cf. </text:span><text:a xlink:type="simple" xlink:href="../../2022-01_FLOSS-ESR-1_synthese.odt/RDA/Force11%20https://www.rd-alliance.org/group/rdaforce11-software-source-code-identification-wg/outcomes/use-cases-and-identifier-schemes" text:style-name="Internet_20_link" text:visited-style-name="Visited_20_Internet_20_Link">RDA/Force11 %20https://www.rd-alliance.org/group/rdaforce11-software-source-code-identification-wg/outcomes/use-cases-and-identifier-schemes</text:a>.</text:p>
          <text:list>
            <text:list-item>
              <text:list>
                <text:list-item>
                  <text:p text:style-name="P36"><text:span text:style-name="T27">U</text:span>ne référence vers le code archivé sur Software Heritage avec un SWHID. Les SWHID (<text:span text:style-name="T14">Software Heritage Identifiers)</text:span> généralisent et standardisent les “commit hash ».</text:p>
                </text:list-item>
              </text:list>
            </text:list-item>
          </text:list>
        </text:list-item>
        <text:list-item>
          <text:p text:style-name="P36">Aujourd’hui, la diversité des contributions possibles (développement, documentation, remontée de bugs, participation à la vision du logiciel, etc.) n’est souvent pas prise en compte lors du dépôt.</text:p>
          <text:list>
            <text:list-item>
              <text:p text:style-name="P36">Pour Zenodo et github, une liste d’auteurs est générée à partir de l’ensemble des contributeurs, automatique, sans discernement sur l’importance de leur contribution ou la désirabilité de les mentionner comme auteur.</text:p>
            </text:list-item>
            <text:list-item>
              <text:p text:style-name="P36">Se pose aussi la question dans les publications, de la citation à la fois de ceux qui ont contribué aux développements logiciels et de citer les outils employés.</text:p>
            </text:list-item>
            <text:list-item>
              <text:p text:style-name="P36">Il faut travailler la notion d’auteurs, qui n’est pas la même selon les identifiants choisis (contributeurs mineurs, majeurs et participants à la direction de projets<text:span text:style-name="T27">).</text:span></text:p>
            </text:list-item>
          </text:list>
        </text:list-item>
        <text:list-item>
          <text:p text:style-name="P36">Des plateformes existent pour déposer/archiver un code souvent sans processus de vérification/modération :</text:p>
          <text:list>
            <text:list-item>
              <text:p text:style-name="P36">Sur HAL, il y a une modération des métadonnées du logiciel -&gt; on va vers une vérification de la qualité de la notice a minima ;</text:p>
            </text:list-item>
            <text:list-item>
              <text:p text:style-name="P37">Sur Zenod<text:span text:style-name="T20">o</text:span>, Github, SWH, pas de vérification .</text:p>
            </text:list-item>
          </text:list>
        </text:list-item>
        <text:list-item>
          <text:p text:style-name="P37"><text:span text:style-name="T27">Q : </text:span>Faut-il une complémentarité entre plusieurs outils HAL, SH, les revues ? Ou bien des plateformes de catalogage interne ESR (type PLUME / RELIER / FENIX) ?</text:p>
        </text:list-item>
        <text:list-item>
          <text:p text:style-name="P36">Se pose la question de ce qu’il est pertinent de diffuser et sous quel format et avec quelles licences :</text:p>
          <text:list>
            <text:list-item>
              <text:p text:style-name="P36"><text:span text:style-name="T27">Q : </text:span>S’agit-il obligatoirement d’employer des licences libres ou bien un code librement copiable et utilisable dans un contexte de recherche est-il accessible de manière suffisante pour une démarche de science ouverte ?</text:p>
            </text:list-item>
          </text:list>
        </text:list-item>
      </text:list>
      <text:p text:style-name="P15">7. Modalités de pérennisation et valorisation : Passer d’un script à un projet open source valorisable et perenne repose sur des leviers financiers et de ressources humaines pour faciliter le développement et le maintien de communautés en prenant en considération les spécificités des projets de recherche (souvent de niche).</text:p>
      <text:list xml:id="list1540005621" text:style-name="L9">
        <text:list-item>
          <text:p text:style-name="P38">Les logiciels sont souvent produits par des doctorants ou post-doctorants sans perspective de pérennisation ce qui rend difficile l’évolution dans le temps du projet et la gestion du logiciel, son évaluation et financement.</text:p>
          <text:list>
            <text:list-item>
              <text:p text:style-name="P38">PhDware : logiciel développé par un doctorant mais sans perspective de pérennisation.</text:p>
            </text:list-item>
            <text:list-item>
              <text:p text:style-name="P38">Difficulté de l’évolution dans le temps avec les <text:span text:style-name="T11">membres des équipes</text:span> qui partent (PhD).</text:p>
            </text:list-item>
            <text:list-item>
              <text:p text:style-name="P38">Difficulté gestion de logiciels, évaluation/financement / prise en compte dans les carrières.</text:p>
            </text:list-item>
          </text:list>
        </text:list-item>
        <text:list-item>
          <text:p text:style-name="P38"><text:soft-page-break/>Le passage d’un script ou ensemble de scripts, de « coin de table » (plus ou moin<text:span text:style-name="T22">s</text:span> élaboré) à un projet <text:span text:style-name="T26">o</text:span>pen source – où le code est diffusable et utilisable par tous – est associé à un ensemble de difficultés :</text:p>
          <text:list>
            <text:list-item>
              <text:p text:style-name="P38">les programmes ont été écrits rapidement ;</text:p>
            </text:list-item>
            <text:list-item>
              <text:p text:style-name="P39">les scripts sont dédiés à un cas spécifique ;</text:p>
            </text:list-item>
            <text:list-item>
              <text:p text:style-name="P39"><text:span text:style-name="T27">l</text:span>es programmes s’accompagnent souvent de peu de documentation, de tes<text:span text:style-name="T27">t ;</text:span></text:p>
            </text:list-item>
            <text:list-item>
              <text:p text:style-name="P38">le temps de la « robustification » n’a pas été valorisé.</text:p>
            </text:list-item>
          </text:list>
        </text:list-item>
        <text:list-item>
          <text:p text:style-name="P38">La réécriture du code avant diffusion peut-être chronophage et ch<text:span text:style-name="T27">ère</text:span>.</text:p>
          <text:list>
            <text:list-item>
              <text:p text:style-name="P38">Cela est très chronophage notamment lorsqu’on fait appel à des externes spécialisés en programmation, car il y a un besoin de comprendre les principes scientifiques sous-jacents.</text:p>
            </text:list-item>
            <text:list-item>
              <text:p text:style-name="P38">Il est plus « rentable » d’accompagner les chercheurs en amont pour débuter avec des bonnes pratiques.</text:p>
            </text:list-item>
          </text:list>
        </text:list-item>
        <text:list-item>
          <text:p text:style-name="P38">Les logiciels sont des objets qui évoluent en fonction des besoins de la communauté. Cela rajoute une difficulté à la maintenance sur le long terme.</text:p>
        </text:list-item>
        <text:list-item>
          <text:p text:style-name="P38">Le développement logiciel et sa pérennisation nécessite de prendre en considération le haut degré de spécialisation de logiciels en recherche avec des développements de niche</text:p>
          <text:list>
            <text:list-item>
              <text:p text:style-name="P38">À la différence de projets associatifs qui peuvent être précaires mais avec un flux de contributrices et contributeurs, les logiciels en recherche s’adressent à des communautés très spécialisées.</text:p>
            </text:list-item>
            <text:list-item>
              <text:p text:style-name="P38">Un champ d’application de niche peut rendre la création de communauté plus complexe. Le nombre d’experts est souvent réduit (avec une problématique de compétitivité). Les utilisateurs et utilisatrices ne sont pas forcément des contributeurs et contributrices et manque de compétences techniques.</text:p>
            </text:list-item>
          </text:list>
        </text:list-item>
      </text:list>
      <text:h text:style-name="P25" text:outline-level="3"><text:bookmark-start text:name="__RefHeading___Toc5463_28082846"/>Propositions d’actions<text:bookmark-end text:name="__RefHeading___Toc5463_28082846"/></text:h>
      <text:p text:style-name="P15">1. Penser le script dès sa création comme un projet qui sera un jour potentiellement ouvert et qui s’intègre dans une logique de reproductibilité.</text:p>
      <text:list xml:id="list2053961976" text:style-name="L10">
        <text:list-item>
          <text:p text:style-name="P40">Inscrire le projet dans une infrastructure dès le début. Avoir au minimum une forge logicielle sur laquelle diffuser le travail avec si possible des commits réguliers</text:p>
          <text:list>
            <text:list-item>
              <text:p text:style-name="P40">Quelle forge utiliser ? Forge institutionnelle ? Github/Gitlab ?</text:p>
            </text:list-item>
            <text:list-item>
              <text:p text:style-name="P40">Question de l’accès aux extérieurs à ces forges ? (Doublons interne/externe ? Coûteux).</text:p>
            </text:list-item>
          </text:list>
        </text:list-item>
        <text:list-item>
          <text:p text:style-name="P40">Penser deux niveaux d’ouverture du code :</text:p>
          <text:list>
            <text:list-item>
              <text:p text:style-name="P40">ouverture minimale du code avec un README ;</text:p>
            </text:list-item>
            <text:list-item>
              <text:p text:style-name="P40"><text:span text:style-name="T27">c</text:span>ode ouvert pour attirer les gens, collaborer, diffuser. Ce qui implique un certain nombre de prérequis techniques :</text:p>
              <text:list>
                <text:list-item>
                  <text:p text:style-name="P40">instruction d’installation ;</text:p>
                </text:list-item>
                <text:list-item>
                  <text:p text:style-name="P40"><text:soft-page-break/>détails des fonctionnalités ;</text:p>
                </text:list-item>
                <text:list-item>
                  <text:p text:style-name="P40">gestion de version propre ;</text:p>
                </text:list-item>
                <text:list-item>
                  <text:p text:style-name="P40">branches séparées propres : <text:span text:style-name="T14">master/devel/feature ;</text:span></text:p>
                </text:list-item>
                <text:list-item>
                  <text:p text:style-name="P40">version (nécessaire pour reproductibilité, figer des versions) ;</text:p>
                </text:list-item>
                <text:list-item>
                  <text:p text:style-name="P41">release notes ;</text:p>
                </text:list-item>
                <text:list-item>
                  <text:p text:style-name="P40"><text:span text:style-name="T27">s</text:span>ystème de tickets/<text:span text:style-name="T14">issues ;</text:span></text:p>
                </text:list-item>
                <text:list-item>
                  <text:p text:style-name="P40"><text:span text:style-name="T14">roadmap</text:span> : présenter où on veut aller et l’échéance.</text:p>
                </text:list-item>
              </text:list>
            </text:list-item>
          </text:list>
        </text:list-item>
      </text:list>
      <text:p text:style-name="P18">2. <text:span text:style-name="T4">Mettre en place de bonnes pratiques collaboratives de développement logiciel en s’appuyant sur un noyau d’outils existants.</text:span></text:p>
      <text:list xml:id="list234151862" text:style-name="L11">
        <text:list-item>
          <text:p text:style-name="P42">Bonnes pratiques de développement :</text:p>
          <text:list>
            <text:list-item>
              <text:p text:style-name="P42"><text:span text:style-name="T27">d</text:span>ocumentation minimale dès le début ;</text:p>
            </text:list-item>
            <text:list-item>
              <text:p text:style-name="P42">tests dès le début qui représentent un gain de temps pour les développements futurs ;</text:p>
            </text:list-item>
            <text:list-item>
              <text:p text:style-name="P42"><text:span text:style-name="T27">p</text:span>rocessus de <text:span text:style-name="T14">code review</text:span> (pour produire du code “propre” au fil de l’eau) ;</text:p>
            </text:list-item>
            <text:list-item>
              <text:p text:style-name="P42">processus de « <text:span text:style-name="T27">c</text:span><text:span text:style-name="T14">oding style </text:span>» dès le début (ex : python pep8) ;</text:p>
            </text:list-item>
            <text:list-item>
              <text:p text:style-name="P42">figer des versions de manière régulière pour des soucis de reproductibilité (Une publication = une version) ;</text:p>
            </text:list-item>
            <text:list-item>
              <text:p text:style-name="P42">importance de référencer le code (telle branche, tel commit) utilisé.</text:p>
            </text:list-item>
          </text:list>
        </text:list-item>
        <text:list-item>
          <text:p text:style-name="P42">S’appuyer sur un noyau d’outils existants : git, forges logicielles, documentation, conteneurs, gestion d’environnement logiciel nix, etc.</text:p>
          <text:list>
            <text:list-item>
              <text:p text:style-name="P42">Pour la reproductibilité, présence d’outils matures tels que Software Heritage, citation d’une <text:span text:style-name="T14">release</text:span> ou d’un morceau de code avec le SWHID, Zenodo, Nix-Guix pour la partie “environnement”.</text:p>
            </text:list-item>
            <text:list-item>
              <text:p text:style-name="P42">Prendre en considération la barrière d’entrée élevée à certains outils (e.g. git). Importance de simplifier les interfaces d’utilisation pour certaines communautés. Un <text:span text:style-name="T14">notebook Jupyter</text:span> est à la limite de ce qui est utilisable (déjà trop complexe pour certains utilisateurs).</text:p>
            </text:list-item>
            <text:list-item>
              <text:p text:style-name="P42">Privilégier des outils avec une facilité d’installation et d’utilisation pour la reproductibilité, et une modification pour le long terme (dette technique).</text:p>
            </text:list-item>
          </text:list>
        </text:list-item>
      </text:list>
      <text:p text:style-name="P18">3. <text:span text:style-name="T4">Clarifier les différents types de contribution et y associer des modes de valorisation propres.</text:span></text:p>
      <text:list xml:id="list2868876063" text:style-name="L12">
        <text:list-item>
          <text:p text:style-name="P43">Proposer quelques pistes de valorisation à destination de celles et ceux qui développent :</text:p>
          <text:list>
            <text:list-item>
              <text:p text:style-name="P43">statut ambassadeur/dev ;</text:p>
            </text:list-item>
            <text:list-item>
              <text:p text:style-name="P43">invitation à des évènements ;</text:p>
            </text:list-item>
            <text:list-item>
              <text:p text:style-name="P43">organisation de prix ;</text:p>
            </text:list-item>
            <text:list-item>
              <text:p text:style-name="P43">entretien carrière, poste à profil ;</text:p>
            </text:list-item>
            <text:list-item>
              <text:p text:style-name="P43"><text:soft-page-break/>gratuité pour des formations ;</text:p>
            </text:list-item>
            <text:list-item>
              <text:p text:style-name="P43">heure de décharges.</text:p>
            </text:list-item>
          </text:list>
        </text:list-item>
        <text:list-item>
          <text:p text:style-name="P43">Distinguer différents types de contribution et les manières de les citer en lien avec les plateformes de dépôts, archivages :</text:p>
          <text:list>
            <text:list-item>
              <text:p text:style-name="P43">développement ;</text:p>
            </text:list-item>
            <text:list-item>
              <text:p text:style-name="P43">documentation ;</text:p>
            </text:list-item>
            <text:list-item>
              <text:p text:style-name="P43">remontée de bugs ;</text:p>
            </text:list-item>
            <text:list-item>
              <text:p text:style-name="P43">participation à la vision stratégique.</text:p>
            </text:list-item>
          </text:list>
        </text:list-item>
        <text:list-item>
          <text:p text:style-name="P43">Mettre en avant les logiciels dans le cadre des publications :</text:p>
          <text:list>
            <text:list-item>
              <text:p text:style-name="P43">citation des personnes ayant contribu<text:span text:style-name="T22">é</text:span> au développement logiciel ;</text:p>
            </text:list-item>
            <text:list-item>
              <text:p text:style-name="P43">citation des outils utilisés.</text:p>
            </text:list-item>
          </text:list>
        </text:list-item>
      </text:list>
      <text:p text:style-name="P15">4. Sensibiliser/former les communautés à la culture libre et aux bonnes pratiques de développement logiciels, de préparation/mise à disposition/diffusion du code et de reproductibilité.</text:p>
      <text:list xml:id="list134813978" text:style-name="L13">
        <text:list-item>
          <text:p text:style-name="P44">Sensibiliser à la culture du logiciel libre et de la mise à disposition des codes sources</text:p>
          <text:list>
            <text:list-item>
              <text:p text:style-name="P44">Valoriser le temps consacré à la « robustification » (auprès des instances).</text:p>
            </text:list-item>
            <text:list-item>
              <text:p text:style-name="P44">Promouvoir le libre est aussi une façon pour des personnes non informaticiennes de se familiariser avec les dynamiques communautaires et de les observer sur des projets importants.</text:p>
            </text:list-item>
            <text:list-item>
              <text:p text:style-name="P44">Importance de communiquer sur les bienfaits du partage et de la mise à disposition.</text:p>
            </text:list-item>
            <text:list-item>
              <text:p text:style-name="P44">Arriver à lutter contre la peur d’être jugé sur ses erreurs, qu’il ne faut justement pas les cacher. Ne pas avoir peur de publier / montrer son code.</text:p>
            </text:list-item>
            <text:list-item>
              <text:p text:style-name="P44">Entraîner un regard bienveillant des communautés, car il manque encore un cercle vertueux de la publication du code.</text:p>
            </text:list-item>
            <text:list-item>
              <text:p text:style-name="P44">Promouvoir des exemples qui marchent bien pour diffuser les bonnes pratiques à une communauté plus large que les développeurs.</text:p>
            </text:list-item>
            <text:list-item>
              <text:p text:style-name="P44">Valoriser la reproduction de résultats scientifiques.</text:p>
            </text:list-item>
            <text:list-item>
              <text:p text:style-name="P44">Sensibiliser au fait qu’il s’agit d’un investissement pour l’avenir (gain de temps pour la réutilisation si personne qui a écrit le code est parti par ex<text:span text:style-name="T27">emple)</text:span>.</text:p>
            </text:list-item>
          </text:list>
        </text:list-item>
        <text:list-item>
          <text:p text:style-name="P44">Mettre en place des formations et autres accompagnement avec les moyens humains nécessaires pour aider les chercheurs. Possibilité de formations :</text:p>
          <text:list>
            <text:list-item>
              <text:p text:style-name="P44">aux bonnes pratiques de développement (documentation, <text:span text:style-name="T14">coding style</text:span>, tests, etc.) ;</text:p>
            </text:list-item>
            <text:list-item>
              <text:p text:style-name="P44">aux outils employés (forge, <text:span text:style-name="T14">notebook, </text:span>etc.) en adaptant aux communautés (formations de base ou avancées) ;</text:p>
            </text:list-item>
            <text:list-item>
              <text:p text:style-name="P44"><text:soft-page-break/>aux bonnes pratiques d’édition et de diffusion :</text:p>
              <text:list>
                <text:list-item>
                  <text:p text:style-name="P44"><text:span text:style-name="T27">i</text:span>ntégration dans une chaine de publication de corpus : liens entrepôt, bdd, logiciels de publication (mise en place de méthodologie commune) ;</text:p>
                </text:list-item>
                <text:list-item>
                  <text:p text:style-name="P44">aide à faire les dépôts sur HAL ;</text:p>
                </text:list-item>
                <text:list-item>
                  <text:p text:style-name="P44">savoir comment bien référencer son code de façon à ce qu’il soit trouvable et accessible ;</text:p>
                </text:list-item>
                <text:list-item>
                  <text:p text:style-name="P44"><text:span text:style-name="T14">executable papers = notebook</text:span> utile d’un point de vue pédagogique et de documentation (facilité la compréhension du code et son appropriation) ;</text:p>
                </text:list-item>
              </text:list>
            </text:list-item>
          </text:list>
        </text:list-item>
      </text:list>
      <text:p text:style-name="P15">5. Développer des stratégies de pérennisation et de valorisation fondées sur l’identification et le référencement des logiciels, le maintien et soutien des communautés grâce à un cadre juridique, financier et de ressources humaine adaptés</text:p>
      <text:list xml:id="list374576744" text:style-name="L14">
        <text:list-item>
          <text:p text:style-name="P45">Assurer la pérennisation de projet logiciel et une augmentation de la reproductibilité par des ressources humaines dédiées.</text:p>
        </text:list-item>
        <text:list-item>
          <text:p text:style-name="P45">Faciliter des recrutements pérenne<text:span text:style-name="T23">s</text:span> plutôt que de se baser sur un fonctionnement sur projets avec des contrats de travail à durée limitée et courte.</text:p>
        </text:list-item>
        <text:list-item>
          <text:p text:style-name="P45">Aider aux recrutements de nouveaux contributeurs et à leur montée en compétence.</text:p>
        </text:list-item>
        <text:list-item>
          <text:p text:style-name="P45">Valoriser les productions logicielles et communiquer autour de ses productions pour faciliter l’émergence et le maintien d’une communauté (s’il y a communauté, il y a pérennisation.</text:p>
        </text:list-item>
        <text:list-item>
          <text:p text:style-name="P45">Prendre en considération le besoin d’une taille critique d’un projet et les enjeux de gouvernance qui sont associés au projet.</text:p>
        </text:list-item>
        <text:list-item>
          <text:p text:style-name="P45">Aller chercher des sources de financement auprès d’agence ou de partenaire privé.</text:p>
        </text:list-item>
        <text:list-item>
          <text:p text:style-name="P45">Faire attention aux effets de modes pour les financements (e.g : financement fort pour l’IA en ce moment).</text:p>
        </text:list-item>
        <text:list-item>
          <text:p text:style-name="P45">Prendre en considération l’évolution des filiales de valorisation pour qu’elles accompagnent les projets open source. Cela nécessite un accompagnement juridique sur les modalités de valorisation économique adaptées (transfert des droits, protection des outils appartenant à l’employeur).</text:p>
        </text:list-item>
        <text:list-item>
          <text:p text:style-name="P45">Mettre en avant les gains en terme financier et de temps de la mise en œuvre de projets reproductibles et open source (éviter de reprendre le projet à zéro, s’appuyer sur l’existant, etc.).</text:p>
        </text:list-item>
        <text:list-item>
          <text:p text:style-name="P46">Améliorer les processus d’identification et de référencement des logiciels en prenant en considération les spécificités de production et contribution des communautés.</text:p>
        </text:list-item>
      </text:list>
      <text:p text:style-name="P18"/>
      <text:h text:style-name="P23" text:outline-level="2"><text:bookmark-start text:name="__RefHeading___Toc5465_28082846"/>Ressources<text:bookmark-end text:name="__RefHeading___Toc5465_28082846"/></text:h>
      <text:p text:style-name="P18"/>
      <text:h text:style-name="Heading_20_3" text:outline-level="3"><text:bookmark-start text:name="__RefHeading___Toc5495_28082846"/>Exemples de projets <text:span text:style-name="T30">et d’</text:span>initiatives :<text:bookmark-end text:name="__RefHeading___Toc5495_28082846"/></text:h>
      <text:list xml:id="list1364903445" text:style-name="L15">
        <text:list-item>
          <text:p text:style-name="P51">Logiciels qui ont le CNRS comme tutelle : <text:a xlink:type="simple" xlink:href="https://haltools.inria.fr/Public/afficheRequetePubli.php?affi_exp=CNRS&amp;typdoc=(‘SOFTWARE’)&amp;format_export=xml&amp;langue=Anglais&amp;CB_accent_latex=oui&amp;CB_auteur=oui&amp;CB_titre=oui&amp;CB_article=oui&amp;Fen=Rech" text:style-name="Internet_20_link" text:visited-style-name="Visited_20_Internet_20_Link">https://haltools.inria.fr/Public/afficheRequetePubli.php?affi_exp=CNRS&amp;typdoc=(‘SOFTWARE’)&amp;format_export=xml&amp;langue=Anglais&amp;CB_accent_latex=oui&amp;CB_auteur=oui&amp;CB_titre=oui&amp;CB_article=oui&amp;Fen=Rech</text:a></text:p>
        </text:list-item>
        <text:list-item>
          <text:p text:style-name="P48">Dynare <text:span text:style-name="T21">sur :</text:span></text:p>
          <text:list>
            <text:list-item>
              <text:p text:style-name="P48"><text:span text:style-name="T21">S</text:span><text:span text:style-name="T23">oftware Heritage</text:span><text:span text:style-name="T21"> </text:span><text:a xlink:type="simple" xlink:href="https://archive.softwareheritage.org/browse/origin/directory/?origin_url=https://git.dynare.org/Dynare/dynare.git" text:style-name="Internet_20_link" text:visited-style-name="Visited_20_Internet_20_Link">https://archive.softwareheritage.org/browse/origin/directory/?origin_url=https://git.dynare.org/Dynare/dynare.git</text:a></text:p>
            </text:list-item>
            <text:list-item>
              <text:p text:style-name="P48"><text:span text:style-name="T21">Git : </text:span><text:a xlink:type="simple" xlink:href="https://git.dynare.org/Dynare/dynare" text:style-name="Internet_20_link" text:visited-style-name="Visited_20_Internet_20_Link">https://git.dynare.org/Dynare/dynare</text:a></text:p>
            </text:list-item>
          </text:list>
        </text:list-item>
        <text:list-item>
          <text:p text:style-name="P51">OpenMOLE : exploration de modèle Licence AGPL : <text:a xlink:type="simple" xlink:href="https://openmole.org/" text:style-name="Internet_20_link" text:visited-style-name="Visited_20_Internet_20_Link">https://openmole.org/</text:a> <text:span text:style-name="T27">et </text:span><text:a xlink:type="simple" xlink:href="https://trempoline.io/fr " text:style-name="Internet_20_link" text:visited-style-name="Visited_20_Internet_20_Link">https://trempoline.io/fr </text:a>: propose services avec OpenMole</text:p>
        </text:list-item>
        <text:list-item>
          <text:p text:style-name="P51">Gargantex - analyse de grandes bases de texte (e.g. Twitter) : <text:a xlink:type="simple" xlink:href="https://testing.gargantext.org/" text:style-name="Internet_20_link" text:visited-style-name="Visited_20_Internet_20_Link">https://testing.gargantext.org/</text:a></text:p>
          <text:list>
            <text:list-item>
              <text:p text:style-name="P48"><text:a xlink:type="simple" xlink:href="https://testing.gargantext.org/):" text:style-name="Internet_20_link" text:visited-style-name="Visited_20_Internet_20_Link">https://testing.gargantext.org/) :</text:a></text:p>
            </text:list-item>
          </text:list>
        </text:list-item>
        <text:list-item>
          <text:p text:style-name="P51">OWNTECH – <text:span text:style-name="T27">c</text:span>onvertisseur électrique programmable sous licence Open hardware + Open software : <text:a xlink:type="simple" xlink:href="https://www.owntech.org/):" text:style-name="Internet_20_link" text:visited-style-name="Visited_20_Internet_20_Link">https://www.owntech.org/) :</text:a></text:p>
        </text:list-item>
        <text:list-item>
          <text:p text:style-name="P52"><text:span text:style-name="T28">D</text:span>uniter : écosystème logiciel, crypto-monnaie blockchain -- toute une communauté non technophile : <text:a xlink:type="simple" xlink:href="https://duniter.fr/)" text:style-name="Internet_20_link" text:visited-style-name="Visited_20_Internet_20_Link">https://duniter.fr/</text:a></text:p>
        </text:list-item>
        <text:list-item>
          <text:p text:style-name="P52">Iota2- <text:span text:style-name="T28">d</text:span>onnées spatiales satellites (open data) et publie des cartes de classification en libre. : <text:a xlink:type="simple" xlink:href="https://framagit.org/iota2-project/iota2)" text:style-name="Internet_20_link" text:visited-style-name="Visited_20_Internet_20_Link">https://framagit.org/iota2-project/iota2)</text:a></text:p>
        </text:list-item>
        <text:list-item>
          <text:p text:style-name="P52">JMLR : <text:a xlink:type="simple" xlink:href="https://www.jmlr.org/mloss/)" text:style-name="Internet_20_link" text:visited-style-name="Visited_20_Internet_20_Link">https://www.jmlr.org/mloss/)</text:a></text:p>
        </text:list-item>
        <text:list-item>
          <text:p text:style-name="P49">Mozilla science Lab : <text:a xlink:type="simple" xlink:href="https://wiki.mozilla.org/ScienceLab" text:style-name="Internet_20_link" text:visited-style-name="Visited_20_Internet_20_Link">https://wiki.mozilla.org/ScienceLab</text:a></text:p>
        </text:list-item>
        <text:list-item>
          <text:p text:style-name="P52">OpenLifeScience : <text:a xlink:type="simple" xlink:href="https://openlifesci.org/)" text:style-name="Internet_20_link" text:visited-style-name="Visited_20_Internet_20_Link">https://openlifesci.org/)</text:a></text:p>
        </text:list-item>
        <text:list-item>
          <text:p text:style-name="P53">Elixir europe – <text:span text:style-name="T28">f</text:span>édérer les logiciels et données en bioinfo à l’échelle européenne. FAIRisation des logiciels, statut de maintenance.: <text:a xlink:type="simple" xlink:href="https://elixir-europe.org/" text:style-name="Internet_20_link" text:visited-style-name="Visited_20_Internet_20_Link">https://elixir-europe.org/</text:a></text:p>
        </text:list-item>
        <text:list-item>
          <text:p text:style-name="P53">Journeaux Ipol, JOSS avec revue complète du code et de sa réutilisabilité : <text:a xlink:type="simple" xlink:href="https://www.ipol.im/" text:style-name="Internet_20_link" text:visited-style-name="Visited_20_Internet_20_Link">https://www.ipol.im/</text:a> <text:span text:style-name="T28">et </text:span><text:a xlink:type="simple" xlink:href="https://joss.theoj.org/about" text:style-name="Internet_20_link" text:visited-style-name="Visited_20_Internet_20_Link"><text:span text:style-name="T28">https://joss.theoj.org/about</text:span></text:a></text:p>
        </text:list-item>
        <text:list-item>
          <text:p text:style-name="P50">Notion d’écosystème inspirée des travaux du HNLab sur un env. d’écriture et d’édition avec les données de la rech (data papers, executable papers) : <text:a xlink:type="simple" xlink:href="https://hnlab.huma-num.fr/blog/2021/05/26/callisto-un-demonstrateur-jupyter/" text:style-name="Internet_20_link" text:visited-style-name="Visited_20_Internet_20_Link">https://hnlab.huma-num.fr/blog/2021/05/26/callisto-un-demonstrateur-jupyter/</text:a></text:p>
        </text:list-item>
        <text:list-item>
          <text:p text:style-name="P50">intervention lors du colloque DH Nord de 2021 – Mise en place d’une preuve de concept, “Callisto” : <text:a xlink:type="simple" xlink:href="https://www.meshs.fr/page/vers_un_ecosysteme_d_ecriture_avec_les_donnees....-----58" text:style-name="Internet_20_link" text:visited-style-name="Visited_20_Internet_20_Link">https://www.meshs.fr/page/vers_un_ecosysteme_d_ecriture_avec_les_donnees…-----58</text:a></text:p>
        </text:list-item>
      </text:list>
      <text:p text:style-name="P18"/>
      <text:h text:style-name="Heading_20_3" text:outline-level="3"><text:bookmark-start text:name="__RefHeading___Toc5497_28082846"/><text:soft-page-break/><text:span text:style-name="T24">Thématiques : </text:span>citations/identifications/évaluation<text:bookmark-end text:name="__RefHeading___Toc5497_28082846"/></text:h>
      <text:list xml:id="list3462932022" text:style-name="L16">
        <text:list-item>
          <text:p text:style-name="P47">Article sur CDUR : <text:a xlink:type="simple" xlink:href="https://f1000research.com/articles/8-1353/v2" text:style-name="Internet_20_link" text:visited-style-name="Visited_20_Internet_20_Link">https://f1000research.com/articles/8-1353/v2</text:a></text:p>
        </text:list-item>
        <text:list-item>
          <text:p text:style-name="P47"><text:span text:style-name="T28">Identifiants extrinsèques/intrinsèques : </text:span><text:a xlink:type="simple" xlink:href="https://www.softwareheritage.org/2020/07/09/intrinsic-vs-extrinsic-identifiers/" text:style-name="Internet_20_link" text:visited-style-name="Visited_20_Internet_20_Link">https://www.softwareheritage.org/2020/07/09/intrinsic-vs-extrinsic-identifiers/</text:a></text:p>
        </text:list-item>
        <text:list-item>
          <text:p text:style-name="P58"><text:span text:style-name="T17">D</text:span><text:span text:style-name="T16">ocument de la </text:span><text:span text:style-name="T15">task force</text:span><text:span text:style-name="T16"> RDA/Force11 </text:span><text:a xlink:type="simple" xlink:href="https://www.rd-alliance.org/group/rdaforce11-software-source-code-identification-wg/outcomes/use-cases-and-identifier-schemes" text:style-name="Internet_20_link" text:visited-style-name="Visited_20_Internet_20_Link"><text:span text:style-name="T16">https://www.rd-alliance.org/group/rdaforce11-software-source-code-identification-wg/outcomes/use-cases-and-identifier-schemes</text:span></text:a></text:p>
        </text:list-item>
        <text:list-item>
          <text:p text:style-name="P58">Inria pour l’évaluation du logiciel développée par les chercheurs <text:a xlink:type="simple" xlink:href="https://hal.inria.fr/LORIA-ALGO/hal-03110728v1" text:style-name="Internet_20_link" text:visited-style-name="Visited_20_Internet_20_Link">https://hal.inria.fr/LORIA-ALGO/hal-03110728v1</text:a>. Cet article de 2020 fait un point sur une partie de ces pratiques <text:a xlink:type="simple" xlink:href="https://hal.archives-ouvertes.fr/hal-02135891" text:style-name="Internet_20_link" text:visited-style-name="Visited_20_Internet_20_Link">https://hal.archives-ouvertes.fr/hal-02135891</text:a></text:p>
        </text:list-item>
        <text:list-item>
          <text:p text:style-name="P58"><text:a xlink:type="simple" xlink:href="https://hal.inria.fr/LORIA-ALGO/hal-03110728v1" text:style-name="Internet_20_link" text:visited-style-name="Visited_20_Internet_20_Link">https://hal.inria.fr/LORIA-ALGO/hal-03110728v1</text:a></text:p>
        </text:list-item>
        <text:list-item>
          <text:p text:style-name="P26">Par exemple, voir la citation proposée pour cette bibliothèque de calcul parallele : <text:a xlink:type="simple" xlink:href="https://hal.inria.fr/hal-03516539/" text:style-name="Internet_20_link" text:visited-style-name="Visited_20_Internet_20_Link">https://hal.inria.fr/hal-03516539/</text:a> (et le bibtex associe <text:a xlink:type="simple" xlink:href="https://hal.inria.fr/hal-03516539/bibtex" text:style-name="Internet_20_link" text:visited-style-name="Visited_20_Internet_20_Link">https://hal.inria.fr/hal-03516539/bibtex</text:a>)</text:p>
        </text:list-item>
        <text:list-item>
          <text:p text:style-name="P58"><text:a xlink:type="simple" xlink:href="https://hal.inria.fr/hal-03516539/" text:style-name="Internet_20_link" text:visited-style-name="Visited_20_Internet_20_Link">https://hal.inria.fr/hal-03516539/</text:a></text:p>
        </text:list-item>
        <text:list-item>
          <text:p text:style-name="P26">Pour les utilisateurs de LaTeX : <text:a xlink:type="simple" xlink:href="https://ctan.org/pkg/biblatex-software" text:style-name="Internet_20_link" text:visited-style-name="Visited_20_Internet_20_Link">https://ctan.org/pkg/biblatex-software</text:a></text:p>
        </text:list-item>
        <text:list-item>
          <text:p text:style-name="P59"><text:a xlink:type="simple" xlink:href="https://ctan.org/pkg/biblatex-software" text:style-name="Internet_20_link" text:visited-style-name="Visited_20_Internet_20_Link">https://ctan.org/pkg/biblatex-software</text:a></text:p>
        </text:list-item>
      </text:list>
      <text:p text:style-name="P19"/>
      <text:h text:style-name="Heading_20_3" text:outline-level="3"><text:bookmark-start text:name="__RefHeading___Toc5499_28082846"/><text:span text:style-name="T29">Guides /</text:span>Tutoriels<text:bookmark-end text:name="__RefHeading___Toc5499_28082846"/></text:h>
      <text:list xml:id="list3496024283" text:style-name="L17">
        <text:list-item>
          <text:p text:style-name="P54">Présentation Konrad Hinsen sur la reproductibilité : <text:a xlink:type="simple" xlink:href="https://www.canal-u.tv/video/groupe_calcul/introduction_sur_les_principes_generaux_de_la_reproductibilite_dans_le_domaine_du_calcul.59563" text:style-name="Internet_20_link" text:visited-style-name="Visited_20_Internet_20_Link">https://www.canal-u.tv/video/groupe_calcul/introduction_sur_les_principes_generaux_de_la_reproductibilite_dans_le_domaine_du_calcul.59563</text:a></text:p>
        </text:list-item>
        <text:list-item>
          <text:p text:style-name="P55">Tutorial : citing software using biblatex-software <text:a xlink:type="simple" xlink:href="https://youtu.be/UhQCeAj9yKM" text:style-name="Internet_20_link" text:visited-style-name="Visited_20_Internet_20_Link">https://youtu.be/UhQCeAj9yKM</text:a></text:p>
        </text:list-item>
        <text:list-item>
          <text:p text:style-name="P54"><text:span text:style-name="T13">Guides sur les licences par Etalab : </text:span><text:a xlink:type="simple" xlink:href="https://www.data.gouv.fr/fr/pages/legal/licences/" text:style-name="Internet_20_link" text:visited-style-name="Visited_20_Internet_20_Link">https://www.data.gouv.fr/fr/pages/legal/licences/</text:a></text:p>
        </text:list-item>
        <text:list-item>
          <text:p text:style-name="P54">Page de la <text:span text:style-name="T12">DINUM</text:span> sur le sujet des attributions : <text:a xlink:type="simple" xlink:href="https://www.numerique.gouv.fr/publications/politique-logiciel-libre/ouverture/#contenu" text:style-name="Internet_20_link" text:visited-style-name="Visited_20_Internet_20_Link">https://www.numerique.gouv.fr/publications/politique-logiciel-libre/ouverture/#contenu</text:a></text:p>
        </text:list-item>
        <text:list-item>
          <text:p text:style-name="P54"><text:span text:style-name="T13">Feuille de route 2021-2024 politique des données et algorithmes MESRI :</text:span> <text:a xlink:type="simple" xlink:href="https://www.enseignementsup-recherche.gouv.fr/fr/la-feuille-de-route-2021-2024-du-mesri-sur-la-politique-des-donnees-des-algorithmes-et-des-codes-50534" text:style-name="Internet_20_link" text:visited-style-name="Visited_20_Internet_20_Link">https://www.enseignementsup-recherche.gouv.fr/fr/la-feuille-de-route-2021-2024-du-mesri-sur-la-politique-des-donnees-des-algorithmes-et-des-codes-50534</text:a></text:p>
        </text:list-item>
      </text:list>
      <text:h text:style-name="Heading_20_3" text:outline-level="3"><text:bookmark-start text:name="__RefHeading___Toc5503_28082846"/>Publications<text:bookmark-end text:name="__RefHeading___Toc5503_28082846"/></text:h>
      <text:list xml:id="list2294901969" text:style-name="L18">
        <text:list-item>
          <text:p text:style-name="P56">Y. Barborini, R. Di Cosmo, Antoine R. Dumont, M. Gruenpeter, B. Marmol, A. Monteil, J. Sadowska.. La création du nouveau type de dépôt scientifique – Le logiciel. JSO 2018 – 7es journées Science Ouverte Couperin : 100 % open access : initiatives pour une transition réussie, Jan 2018, Paris, France. 2018. <text:a xlink:type="simple" xlink:href="https://hal.archives-ouvertes.fr/hal-01688726⟩" text:style-name="Internet_20_link" text:visited-style-name="Visited_20_Internet_20_Link">https://hal.archives-ouvertes.fr/hal-01688726⟩</text:a></text:p>
        </text:list-item>
        <text:list-item>
          <text:p text:style-name="P56">R. Di Cosmo, M. Gruenpeter, B. Marmol, A. Monteil, L. Romary, J. Sadowska. Curated Archiving of Research Software Artifacts : lessons learned from the French open archive. IJDC. 2020 (10.2218/ijdc.v15i1.698). <text:a xlink:type="simple" xlink:href="https://hal.archives-ouvertes.fr/hal-02475835)" text:style-name="Internet_20_link" text:visited-style-name="Visited_20_Internet_20_Link">https://hal.archives-ouvertes.fr/hal-02475835)</text:a></text:p>
        </text:list-item>
        <text:list-item>
          <text:p text:style-name="P56"><text:soft-page-break/>R. Di Cosmo, M. Gruenpeter, S. Zacchiroli Referencing Source Code Artifacts : a Separate Concern in Software Citation, CiSE, IEEE, pp.1-9. 2020. (10.1109/MCSE.2019.2963148) <text:a xlink:type="simple" xlink:href="https://hal.archives-ouvertes.fr/hal-02446202)" text:style-name="Internet_20_link" text:visited-style-name="Visited_20_Internet_20_Link">https://hal.archives-ouvertes.fr/hal-02446202)</text:a></text:p>
        </text:list-item>
        <text:list-item>
          <text:p text:style-name="P56">P. Alliez, R. Di Cosmo, B. Guedj, A. Girault, M.-S. Hacid, et al.. Attributing and Referencing (Research) Software : Best Practices and Outlook from Inria. Computing in Science and Engineering, Institute of Electrical and Electronics Engineers, 2019, pp.1-14. ⟨10.1109/MCSE.2019.2949413⟩. <text:a xlink:type="simple" xlink:href="https://hal.archives-ouvertes.fr/hal-02135891)" text:style-name="Internet_20_link" text:visited-style-name="Visited_20_Internet_20_Link">https://hal.archives-ouvertes.fr/hal-02135891)</text:a></text:p>
        </text:list-item>
        <text:list-item>
          <text:p text:style-name="P56">A. Monteil, M. Gruenpeter, J. Sadowska, E. Nivault. Garantir la cohérence des données constitue le cœur de notre activité : entretien autour des enjeux descriptifs du code source. Bulletin des bibliothèques de France, École Nationale Supérieure des Sciences de l’Information et des Bibliothèques (ENSSIB), 2021, Dossier BBF 2021-1 • Code source : libérer le patrimoine !. <text:a xlink:type="simple" xlink:href="https://hal.archives-ouvertes.fr/hal-03239502⟩" text:style-name="Internet_20_link" text:visited-style-name="Visited_20_Internet_20_Link">https://hal.archives-ouvertes.fr/hal-03239502⟩</text:a></text:p>
        </text:list-item>
        <text:list-item>
          <text:p text:style-name="P56">Gruenpeter, M. et al. Defining Research Software : a controversial discussion. (2021) doi:10.5281/ZENODO.5504016. <text:a xlink:type="simple" xlink:href="https://zenodo.org/record/5504016" text:style-name="Internet_20_link" text:visited-style-name="Visited_20_Internet_20_Link">https://zenodo.org/record/5504016</text:a></text:p>
        </text:list-item>
        <text:list-item>
          <text:p text:style-name="P57">Vive le numerique libre”, collection numérique pour mettre en avant les auteur.e.s principalement de l’ESR : <text:a xlink:type="simple" xlink:href="https://www.amue.fr/fileadmin/amue/systeme-information/documents-publications/la-collection-numerique/N__13_-_Vive_le_Numerique_libre__fevrier_2021_.pdf" text:style-name="Internet_20_link" text:visited-style-name="Visited_20_Internet_20_Link">https://www.amue.fr/fileadmin/amue/systeme-information/documents-publications/la-collection-numerique/N__13_-_Vive_le_Numerique_libre__fevrier_2021_.pdf</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osis" svg:font-family="Dosis" style:font-adornments="Normal" style:font-pitch="variable"/>
    <style:font-face style:name="Dosis1" svg:font-family="Dosis" style:font-family-generic="roman" style:font-pitch="variable"/>
    <style:font-face style:name="Dosis2" svg:font-family="Dosis" style:font-adornments="SemiBold" style:font-pitch="variable"/>
    <style:font-face style:name="FreeSans" svg:font-family="FreeSans" style:font-family-generic="roman" style:font-pitch="variable"/>
    <style:font-face style:name="FreeSans1" svg:font-family="FreeSans" style:font-family-generic="system" style:font-pitch="variable"/>
    <style:font-face style:name="FreeSans2" svg:font-family="FreeSans" style:font-family-generic="swiss"/>
    <style:font-face style:name="Liberation Mono" svg:font-family="'Liberation Mono'" style:font-family-generic="modern" style:font-pitch="fixed"/>
    <style:font-face style:name="Liberation Mono1"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Museo Slab 500" svg:font-family="'Museo Slab 500'" style:font-family-generic="system" style:font-pitch="variable"/>
    <style:font-face style:name="Noto Sans" svg:font-family="'Noto Sans'" style:font-family-generic="roman" style:font-pitch="variable"/>
    <style:font-face style:name="Noto Sans CJK SC Regular" svg:font-family="'Noto Sans CJK SC Regular'" style:font-family-generic="system" style:font-pitch="variable"/>
    <style:font-face style:name="Noto Sans Mono CJK SC" svg:font-family="'Noto Sans Mono CJK SC'" style:font-family-generic="modern" style:font-pitch="fixed"/>
    <style:font-face style:name="OpenSymbol" svg:font-family="OpenSymbol" style:font-charset="x-symbol"/>
    <style:font-face style:name="Ubuntu" svg:font-family="Ubuntu" style:font-adornments="Normal" style:font-pitch="variable"/>
    <style:font-face style:name="Ubuntu Mono" svg:font-family="'Ubuntu Mono'" style:font-adornments="Normal" style:font-pitch="fixed"/>
    <style:font-face style:name="Ubuntu1" svg:font-family="Ubuntu" style:font-adornments="Gras" style:font-pitch="variable"/>
    <style:font-face style:name="Ubuntu2" svg:font-family="Ubuntu" style:font-family-generic="roman" style:font-pitch="variable"/>
    <style:font-face style:name="ＭＳ Ｐゴシック" svg:font-family="'ＭＳ Ｐゴシック'" style:font-family-generic="roman" style:font-pitch="variable"/>
  </office:font-face-decls>
  <office:styles>
    <draw:gradient draw:name="Green_20_Grass" draw:display-name="Green Grass" draw:style="linear" draw:start-color="#ffff00" draw:end-color="#81d41a" draw:start-intensity="100%" draw:end-intensity="100%" draw:angle="30deg"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Noto Sans CJK SC Regular"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fo:language="fr" fo:country="FR" style:font-size-asian="10.5pt"/>
    </style:style>
    <style:style style:name="Heading" style:family="paragraph" style:parent-style-name="Standard" style:next-style-name="Text_20_body" style:class="text" style:master-page-name="">
      <style:paragraph-properties fo:margin-top="0.423cm" fo:margin-bottom="0.212cm" style:contextual-spacing="false" style:page-number="auto" fo:keep-with-next="always" style:writing-mode="page"/>
      <style:text-properties fo:color="#00384a" loext:opacity="100%" style:font-name="Ubuntu" fo:font-family="Ubuntu" style:font-style-name="Normal" style:font-pitch="variable" fo:font-size="14pt" fo:font-weight="normal" style:font-name-asian="Noto Sans CJK SC Regular" style:font-family-asian="'Noto Sans CJK SC Regular'"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fo:text-align="justify" style:justify-single-word="false"/>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ndex" style:family="paragraph" style:parent-style-name="Standard" style:class="index">
      <style:paragraph-properties text:number-lines="false" text:line-number="0"/>
      <style:text-properties fo:color="#00384a" loext:opacity="100%" style:font-name="Ubuntu" fo:font-family="Ubuntu" style:font-style-name="Normal" style:font-pitch="variable" style:font-size-asian="12pt" style:font-name-complex="FreeSans2"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writing-mode="page"/>
      <style:text-properties fo:color="#ffffff" loext:opacity="100%" style:font-name="Ubuntu" fo:font-family="Ubuntu" style:font-style-name="Normal" style:font-pitch="variable" fo:font-weight="bold" style:font-size-asian="10.5pt" style:font-weight-asian="bold" style:font-weight-complex="600"/>
    </style:style>
    <style:style style:name="Addressee" style:family="paragraph" style:parent-style-name="Standard" style:class="extra">
      <style:paragraph-properties fo:margin-top="0cm" fo:margin-bottom="0.106cm" style:contextual-spacing="false" text:number-lines="false" text:line-number="0" style:writing-mode="page"/>
      <style:text-properties fo:color="#0098c9" loext:opacity="100%" style:font-name="Dosis" fo:font-family="Dosis" style:font-style-name="Normal" style:font-pitch="variable" style:font-size-asian="10.5pt"/>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199cm" fo:margin-bottom="0.21cm" style:contextual-spacing="false" fo:text-indent="0cm" style:auto-text-indent="false" style:page-number="auto" fo:break-before="page" style:writing-mode="page"/>
      <style:text-properties fo:color="#00384a" loext:opacity="100%" fo:font-size="22pt" fo:font-weight="bold" style:font-size-asian="130%" style:font-weight-asian="bold" style:font-size-complex="130%" style:font-weight-complex="600"/>
    </style:style>
    <style:style style:name="Title" style:family="paragraph" style:parent-style-name="Heading" style:next-style-name="Text_20_body" style:class="chapter" style:master-page-name="">
      <style:paragraph-properties fo:margin-top="2cm" fo:margin-bottom="0.21cm" style:contextual-spacing="false" fo:text-align="center" style:justify-single-word="false" style:page-number="auto" style:writing-mode="page"/>
      <style:text-properties fo:color="#00384a" loext:opacity="100%" style:font-name="Ubuntu1" fo:font-family="Ubuntu" style:font-style-name="Gras" style:font-pitch="variable" fo:font-size="30pt" fo:font-weight="bold" style:font-size-asian="28pt" style:font-weight-asian="bold" style:font-size-complex="28pt" style:font-weight-complex="600"/>
    </style:style>
    <style:style style:name="Subtitle" style:family="paragraph" style:parent-style-name="Heading" style:next-style-name="Text_20_body" style:class="chapter">
      <style:paragraph-properties fo:margin-top="0.106cm" fo:margin-bottom="0.212cm" style:contextual-spacing="false" fo:text-align="end" style:justify-single-word="false" style:writing-mode="page"/>
      <style:text-properties fo:color="#0098c9" loext:opacity="100%" style:font-name="Ubuntu" fo:font-family="Ubuntu" style:font-style-name="Normal" style:font-pitch="variable" fo:font-size="18pt" style:font-size-asian="18pt" style:font-size-complex="18pt"/>
    </style:style>
    <style:style style:name="AFaire" style:family="paragraph" style:parent-style-name="Text_20_body" style:next-style-name="Text_20_body" style:list-style-name="AFaire">
      <style:paragraph-properties style:writing-mode="page"/>
      <style:text-properties style:font-size-asian="10.5pt"/>
    </style:style>
    <style:style style:name="Decision" style:family="paragraph" style:parent-style-name="Text_20_body" style:next-style-name="Text_20_body" style:list-style-name="Decision">
      <style:paragraph-properties style:writing-mode="page"/>
      <style:text-properties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199cm" fo:margin-bottom="0.199cm" style:contextual-spacing="false" fo:text-indent="0cm" style:auto-text-indent="false" style:writing-mode="page"/>
      <style:text-properties fo:color="#00384a" loext:opacity="10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0cm" style:auto-text-indent="false"/>
      <style:text-properties fo:color="#00384a" loext:opacity="100%"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style:contextual-spacing="false" fo:text-indent="0cm" style:auto-text-indent="false"/>
      <style:text-properties fo:color="#00384a" loext:opacity="10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cm" fo:margin-bottom="0.31cm" style:contextual-spacing="false" fo:text-indent="0cm" style:auto-text-indent="false"/>
      <style:text-properties fo:color="#00384a" loext:opacity="100%" fo:font-size="85%" fo:font-weight="bold" style:font-size-asian="85%" style:font-weight-asian="bold" style:font-size-complex="85%" style:font-weight-complex="600"/>
    </style:style>
    <style:style style:name="Recommandations" style:family="paragraph" style:parent-style-name="Text_20_body" style:next-style-name="Text_20_body" style:list-style-name="Info">
      <loext:graphic-properties draw:fill="solid" draw:fill-color="#f0f0f0"/>
      <style:paragraph-properties fo:background-color="#f0f0f0" style:writing-mode="page"/>
      <style:text-properties officeooo:rsid="001a407e"/>
    </style:style>
    <style:style style:name="Idee" style:family="paragraph" style:parent-style-name="Text_20_body" style:next-style-name="Text_20_body" style:list-style-name="Idee">
      <style:paragraph-properties style:writing-mode="pag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writing-mode="page"/>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fo:padding="0.049cm" fo:border-left="none" fo:border-right="none" fo:border-top="none" fo:border-bottom="0.06pt solid #0098c9" style:shadow="none" style:writing-mode="pag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shadow="none" style:writing-mode="page">
        <style:tab-stops>
          <style:tab-stop style:position="16.501cm" style:type="right" style:leader-style="dotted" style:leader-text="."/>
        </style:tab-stops>
      </style:paragraph-properties>
      <style:text-properties fo:font-variant="normal" fo:text-transform="non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loext:graphic-properties draw:fill="solid" draw:fill-color="#f0f0f0" draw:fill-image-width="0cm" draw:fill-image-height="0cm" style:repeat="no-repeat" draw:fill-image-ref-point-x="0%" draw:fill-image-ref-point-y="0%" draw:fill-image-ref-point="top-left"/>
      <style:paragraph-properties fo:margin-left="1cm" fo:margin-right="1cm" fo:margin-top="0cm" fo:margin-bottom="0.199cm" style:contextual-spacing="false" fo:text-indent="0cm" style:auto-text-indent="false" fo:background-color="#f0f0f0" fo:padding="0.199cm" fo:border="none" style:shadow="none"/>
      <style:text-properties style:font-size-asian="10.5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Citation_20_source" style:display-name="Citation source" style:family="paragraph" style:parent-style-name="Text_20_body" style:next-style-name="Text_20_body">
      <style:paragraph-properties fo:margin-left="0cm" fo:margin-right="1cm" fo:text-align="end" style:justify-single-word="false" fo:text-indent="0cm" style:auto-text-indent="false"/>
      <style:text-properties fo:font-weight="bold" style:font-size-asian="10.5pt"/>
    </style:style>
    <style:style style:name="Figure" style:family="paragraph" style:parent-style-name="Caption" style:class="extra"/>
    <style:style style:name="Frame_20_contents" style:display-name="Frame contents" style:family="paragraph" style:parent-style-name="Standard" style:class="extra"/>
    <style:style style:name="Code" style:family="paragraph" style:parent-style-name="Text_20_body">
      <loext:graphic-properties draw:fill="solid" draw:fill-color="#f0f0f0"/>
      <style:paragraph-properties fo:margin-top="0cm" fo:margin-bottom="0.25cm" style:contextual-spacing="true" fo:line-height="120%" fo:background-color="#f0f0f0" fo:padding="0.049cm" fo:border-left="6.04pt solid #00384a" fo:border-right="none" fo:border-top="none" fo:border-bottom="none"/>
      <style:text-properties style:font-name="Ubuntu Mono" fo:font-family="'Ubuntu Mono'" style:font-style-name="Normal" style:font-pitch="fixed" fo:font-size="10.5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603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9" style:display-name="Contents 9" style:family="paragraph" style:parent-style-name="Index" style:class="index">
      <style:paragraph-properties fo:margin-left="0cm" fo:margin-right="0cm" fo:margin-top="0cm" fo:margin-bottom="0.199cm" style:contextual-spacing="false" fo:text-indent="0cm" style:auto-text-indent="false">
        <style:tab-stops>
          <style:tab-stop style:position="13.607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104cm" style:type="right" style:leader-style="dotted" style:leader-text="."/>
        </style:tab-stops>
      </style:paragraph-properties>
    </style:style>
    <style:style style:name="First_20_paragraph" style:display-name="First paragraph" style:family="paragraph" style:parent-style-name="Standard" style:next-style-name="Text_20_body" style:class="text"/>
    <style:style style:name="Question" style:family="paragraph" style:parent-style-name="Text_20_body">
      <loext:graphic-properties draw:fill="gradient" draw:fill-gradient-name="Green_20_Grass" draw:gradient-step-count="0"/>
      <style:paragraph-properties fo:background-color="#c0ea0d"/>
    </style:style>
    <style:style style:name="Pour_20_exemple" style:display-name="Pour exemple" style:family="paragraph" style:parent-style-name="Recommandations"/>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tandard_20__28_user_29_" style:display-name="Standard (user)"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Objet_20_sans_20_remplissage" style:display-name="Objet sans remplissag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_20_sans_20_remplissage_20_et_20_sans_20_ligne" style:display-name="Objet sans remplissage et sans lig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re_20_A4" style:display-name="Titre A4" style:family="paragraph" style:parent-style-name="A4" style:default-outline-level="">
      <style:text-properties style:font-name="Noto Sans" fo:font-family="'Noto Sans'" style:font-family-generic="roman" style:font-pitch="variable" fo:font-size="44pt" style:font-size-asian="44pt"/>
    </style:style>
    <style:style style:name="En-tête_20_A4" style:display-name="En-tête A4" style:family="paragraph" style:parent-style-name="A4" style:default-outline-level="">
      <style:text-properties style:font-name="Noto Sans" fo:font-family="'Noto Sans'" style:font-family-generic="roman" style:font-pitch="variable" fo:font-size="24pt" style:font-size-asian="24pt"/>
    </style:style>
    <style:style style:name="Texte_20_A4" style:display-name="Texte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re_20_A0" style:display-name="Titre A0" style:family="paragraph" style:parent-style-name="A4" style:default-outline-level="">
      <style:text-properties style:font-name="Noto Sans" fo:font-family="'Noto Sans'" style:font-family-generic="roman" style:font-pitch="variable" fo:font-size="96pt" style:font-size-asian="96pt"/>
    </style:style>
    <style:style style:name="En-tête_20_A0" style:display-name="En-tête A0" style:family="paragraph" style:parent-style-name="A4" style:default-outline-level="">
      <style:text-properties style:font-name="Noto Sans" fo:font-family="'Noto Sans'" style:font-family-generic="roman" style:font-pitch="variable" fo:font-size="72pt" style:font-size-asian="72pt"/>
    </style:style>
    <style:style style:name="Texte_20_A0" style:display-name="Texte A0" style:family="paragraph" style:parent-style-name="A4" style:default-outline-level="">
      <style:text-properties style:font-name="Noto Sans" fo:font-family="'Noto Sans'" style:font-family-generic="roman" style:font-pitch="variable" fo:font-size="18pt" style:font-size-asian="18pt"/>
    </style:style>
    <style:style style:name="Image" style:family="paragraph" style:default-outline-level="">
      <style:text-properties style:font-name="Liberation Sans" fo:font-family="'Liberation Sans'" style:font-family-generic="roman" style:font-pitch="variable" fo:font-size="18pt" style:font-name-asian="DejaVu Sans"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Formes" style:family="paragraph" style:parent-style-name="Image" style:default-outline-level="">
      <style:text-properties style:font-name="Liberation Sans" fo:font-family="'Liberation Sans'" style:font-family-generic="roman" style:font-pitch="variable" fo:font-size="14pt" fo:font-weight="bold" style:font-size-asian="14pt" style:font-weight-asian="bold"/>
    </style:style>
    <style:style style:name="Plein"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Plein_20_bleu" style:display-name="Plein bleu"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vert" style:display-name="Plein vert"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rouge" style:display-name="Plein roug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lein_20_jaune" style:display-name="Plein jaune" style:family="paragraph" style:parent-style-name="Plein"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ur" style:family="paragraph" style:parent-style-name="Formes" style:default-outline-level="">
      <style:text-properties style:font-name="Liberation Sans" fo:font-family="'Liberation Sans'" style:font-family-generic="roman" style:font-pitch="variable" fo:font-size="14pt" fo:font-weight="bold" style:font-size-asian="14pt" style:font-weight-asian="bold"/>
    </style:style>
    <style:style style:name="Contour_20_bleu" style:display-name="Contour bleu" style:family="paragraph" style:parent-style-name="Contour"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ur_20_vert" style:display-name="Contour vert" style:family="paragraph" style:parent-style-name="Contour"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ur_20_rouge" style:display-name="Contour rouge" style:family="paragraph" style:parent-style-name="Contour"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ur_20_jaune" style:display-name="Contour jaune" style:family="paragraph" style:parent-style-name="Contour"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gnes" style:family="paragraph" style:parent-style-name="Image" style:default-outline-level="">
      <style:text-properties style:font-name="Liberation Sans" fo:font-family="'Liberation Sans'" style:font-family-generic="roman" style:font-pitch="variable" fo:font-size="18pt" style:font-size-asian="18pt"/>
    </style:style>
    <style:style style:name="Ligne_20_fléchée" style:display-name="Ligne fléchée" style:family="paragraph" style:parent-style-name="Lignes" style:default-outline-level="">
      <style:text-properties style:font-name="Liberation Sans" fo:font-family="'Liberation Sans'" style:font-family-generic="roman" style:font-pitch="variable" fo:font-size="18pt" style:font-size-asian="18pt"/>
    </style:style>
    <style:style style:name="Ligne_20_en_20_pointillés" style:display-name="Ligne en pointillés" style:family="paragraph" style:parent-style-name="Lignes" style:default-outline-level="">
      <style:text-properties style:font-name="Liberation Sans" fo:font-family="'Liberation Sans'" style:font-family-generic="roman" style:font-pitch="variable" fo:font-size="18pt" style:font-size-asian="18pt"/>
    </style:style>
    <style:style style:name="_32_017_5f_1_7e_LT_7e_Gliederung_20_1" style:display-name="2017_1~LT~Gliederung 1" style:family="paragraph" style:default-outline-level="">
      <style:paragraph-properties fo:margin-top="0.37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Gliederung_20_2" style:display-name="2017_1~LT~Gliederung 2" style:family="paragraph" style:parent-style-name="_32_017_5f_1_7e_LT_7e_Gliederung_20_1" style:default-outline-level="">
      <style:paragraph-properties fo:margin-top="0.4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_32_017_5f_1_7e_LT_7e_Gliederung_20_3" style:display-name="2017_1~LT~Gliederung 3" style:family="paragraph" style:parent-style-name="_32_017_5f_1_7e_LT_7e_Gliederung_20_2" style:default-outline-level="">
      <style:paragraph-properties fo:margin-top="0.3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_32_017_5f_1_7e_LT_7e_Gliederung_20_4" style:display-name="2017_1~LT~Gliederung 4" style:family="paragraph" style:parent-style-name="_32_017_5f_1_7e_LT_7e_Gliederung_20_3" style:default-outline-level="">
      <style:paragraph-properties fo:margin-top="0.199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5" style:display-name="2017_1~LT~Gliederung 5" style:family="paragraph" style:parent-style-name="_32_017_5f_1_7e_LT_7e_Gliederung_20_4"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6" style:display-name="2017_1~LT~Gliederung 6" style:family="paragraph" style:parent-style-name="_32_017_5f_1_7e_LT_7e_Gliederung_20_5"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7" style:display-name="2017_1~LT~Gliederung 7" style:family="paragraph" style:parent-style-name="_32_017_5f_1_7e_LT_7e_Gliederung_20_6"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8" style:display-name="2017_1~LT~Gliederung 8" style:family="paragraph" style:parent-style-name="_32_017_5f_1_7e_LT_7e_Gliederung_20_7"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Gliederung_20_9" style:display-name="2017_1~LT~Gliederung 9" style:family="paragraph" style:parent-style-name="_32_017_5f_1_7e_LT_7e_Gliederung_20_8"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7e_LT_7e_Titel" style:display-name="2017_1~LT~Titel" style:family="paragraph" style:default-outline-level="">
      <style:paragraph-properties fo:text-align="start" style:justify-single-word="false"/>
      <style:text-properties fo:color="#424242"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Untertitel" style:display-name="2017_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Notizen" style:display-name="2017_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7e_LT_7e_Hintergrundobjekte" style:display-name="2017_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_32_017_5f_1_7e_LT_7e_Hintergrund" style:display-name="2017_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style>
    <style:style style:name="Objets_20_d_27_arrière-plan" style:display-name="Objets d'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rrière-plan"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Plan_20_1" style:display-name="Plan 1" style:family="paragraph" style:default-outline-level="">
      <style:paragraph-properties fo:margin-top="0.37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Plan_20_2" style:display-name="Plan 2" style:family="paragraph" style:parent-style-name="Plan_20_1" style:default-outline-level="">
      <style:paragraph-properties fo:margin-top="0.4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Plan_20_3" style:display-name="Plan 3" style:family="paragraph" style:parent-style-name="Plan_20_2" style:default-outline-level="">
      <style:paragraph-properties fo:margin-top="0.3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Plan_20_4" style:display-name="Plan 4" style:family="paragraph" style:parent-style-name="Plan_20_3" style:default-outline-level="">
      <style:paragraph-properties fo:margin-top="0.199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5" style:display-name="Plan 5" style:family="paragraph" style:parent-style-name="Plan_20_4"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6" style:display-name="Plan 6" style:family="paragraph" style:parent-style-name="Plan_20_5"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7" style:display-name="Plan 7" style:family="paragraph" style:parent-style-name="Plan_20_6"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8" style:display-name="Plan 8" style:family="paragraph" style:parent-style-name="Plan_20_7"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Plan_20_9" style:display-name="Plan 9" style:family="paragraph" style:parent-style-name="Plan_20_8" style:default-outline-level="">
      <style:paragraph-properties fo:margin-top="0.101cm" fo:margin-bottom="0cm" style:contextual-spacing="false"/>
      <style:text-properties fo:color="#424242" loext:opacity="10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_20_with_20_no_20_fill_20_and_20_no_20_line" style:display-name="Object with no fill and no lin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arr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justfied" style:family="paragraph" style:parent-style-name="Standard_20__28_user_29_"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Standard_20__28_user_29_"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1" style:family="paragraph" style:parent-style-name="Standard_20__28_user_29_"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Standard_20__28_user_29_"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1"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headline2" style:family="paragraph" style:parent-style-name="Standard_20__28_user_29_"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measure" style:family="paragraph" style:parent-style-name="Standard_20__28_user_29_"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1" style:display-name="Standard_1"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Précision" style:family="paragraph" style:parent-style-name="Standard_20__28_user_29_" style:default-outline-level="">
      <style:paragraph-properties fo:margin-top="0cm" fo:margin-bottom="0cm" style:contextual-spacing="false" style:line-height-at-least="0.353cm" fo:text-align="center" style:justify-single-word="false"/>
      <style:text-properties fo:color="#ffffff" loext:opacity="10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Standard_5f_1_5f_1" style:display-name="Standard_1_1"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5f_1_5f_2" style:display-name="Standard_1_2" style:family="paragraph" style:default-outline-level="">
      <style:paragraph-properties fo:margin-top="0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8pt" fo:font-style="normal" fo:text-shadow="none" style:text-underline-style="none" fo:font-weight="normal" style:font-name-asian="DejaVu Sans" style:font-family-asian="'DejaVu Sans'" style:font-family-generic-asian="system" style:font-pitch-asian="variable" style:font-size-asian="18pt" style:font-style-asian="normal" style:font-weight-asian="normal" style:font-name-complex="Museo Slab 500" style:font-family-complex="'Museo Slab 500'" style:font-family-generic-complex="system" style:font-pitch-complex="variable" style:font-size-complex="12pt" style:text-emphasize="none"/>
    </style:style>
    <style:style style:name="Ancre_20_de_20_note_20_de_20_fin" style:display-name="Ancre de note de fin" style:family="paragraph" style:default-outline-level="">
      <style:text-properties style:text-position="super 58%"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Caractères_20_de_20_note_20_de_20_fin" style:display-name="Caractères de note de fin"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Définition"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Variable"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Museo Slab 500" style:font-family-complex="'Museo Slab 500'" style:font-family-generic-complex="system" style:font-pitch-complex="variable" style:font-size-complex="12pt"/>
    </style:style>
    <style:style style:name="Accentuation_20_forte" style:display-name="Accentuation forte" style:family="paragraph" style:default-outline-level="">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Museo Slab 500" style:font-family-complex="'Museo Slab 500'" style:font-family-generic-complex="system" style:font-pitch-complex="variable" style:font-size-complex="12pt"/>
    </style:style>
    <style:style style:name="Anglais" style:family="paragraph" style:default-outline-level="">
      <style:text-properties style:font-name="Liberation Serif" fo:font-family="'Liberation Serif'" style:font-family-generic="roman" style:font-pitch="variable" fo:font-size="12pt" fo:font-style="italic" style:font-name-asian="DejaVu Sans" style:font-family-asian="'DejaVu Sans'" style:font-family-generic-asian="system" style:font-pitch-asian="variable" style:font-size-asian="12pt" style:font-style-asian="italic" style:font-name-complex="Museo Slab 500" style:font-family-complex="'Museo Slab 500'" style:font-family-generic-complex="system" style:font-pitch-complex="variable" style:font-size-complex="12pt"/>
    </style:style>
    <style:style style:name="Texte_20_source" style:display-name="Texte source" style:family="paragraph" style:default-outline-level="">
      <style:text-properties style:font-name="Liberation Mono1" fo:font-family="'Liberation Mono', 'Courier New'" style:font-family-generic="roman" style:font-pitch="variable" fo:font-size="10.5pt" style:font-name-asian="DejaVu Sans" style:font-family-asian="'DejaVu Sans'" style:font-family-generic-asian="system" style:font-pitch-asian="variable" style:font-size-asian="10.5pt" style:font-name-complex="Museo Slab 500" style:font-family-complex="'Museo Slab 500'" style:font-family-generic-complex="system" style:font-pitch-complex="variable" style:font-size-complex="12pt"/>
    </style:style>
    <style:style style:name="Ancre_20_de_20_note_20_de_20_bas_20_de_20_page" style:display-name="Ancre de note de bas de page" style:family="paragraph" style:default-outline-level="">
      <style:text-properties style:text-position="super 58%"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Caractères_20_de_20_note_20_de_20_bas_20_de_20_page" style:display-name="Caractères de note de bas de page"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BleuInno3" style:family="paragraph" style:default-outline-level="">
      <style:text-properties fo:color="#0098c9" loext:opacity="100%"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aut_20_d_27_index" style:display-name="Saut d'index"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Info" style:family="paragraph" style:default-outline-level="">
      <style:text-properties fo:color="#333333" loext:opacity="100%" style:font-name="Ubuntu2" fo:font-family="Ubuntu" style:font-family-generic="roman" style:font-pitch="variable" fo:font-size="12pt" fo:font-weight="bold" style:font-name-asian="DejaVu Sans" style:font-family-asian="'DejaVu Sans'" style:font-family-generic-asian="system" style:font-pitch-asian="variable" style:font-size-asian="12pt" style:font-weight-asian="bold" style:font-name-complex="Museo Slab 500" style:font-family-complex="'Museo Slab 500'" style:font-family-generic-complex="system" style:font-pitch-complex="variable" style:font-size-complex="12pt"/>
    </style:style>
    <style:style style:name="Afaire" style:family="paragraph" style:default-outline-level="">
      <style:text-properties fo:color="#004586" loext:opacity="100%" style:font-name="Dosis1" fo:font-family="Dosis" style:font-family-generic="roman" style:font-pitch="variable" fo:font-size="12pt" fo:font-weight="normal" style:font-name-asian="DejaVu Sans" style:font-family-asian="'DejaVu Sans'" style:font-family-generic-asian="system" style:font-pitch-asian="variable" style:font-size-asian="12pt" style:font-weight-asian="normal" style:font-name-complex="Museo Slab 500" style:font-family-complex="'Museo Slab 500'" style:font-family-generic-complex="system" style:font-pitch-complex="variable" style:font-size-complex="12pt"/>
    </style:style>
    <style:style style:name="Caractères_20_de_20_numérotation" style:display-name="Caractères de numérotation" style:family="paragraph" style:default-outline-level="">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Lien_20_Internet_20_visité" style:display-name="Lien Internet visité" style:family="paragraph" style:default-outline-level="">
      <style:text-properties fo:color="#80000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Lien_20_Internet" style:display-name="Lien Internet" style:family="paragraph" style:default-outline-level="">
      <style:text-properties fo:color="#000080" loext:opacity="100%" style:font-name="Liberation Serif" fo:font-family="'Liberation Serif'" style:font-family-generic="roman" style:font-pitch="variable" fo:font-size="12pt" style:text-underline-style="solid" style:text-underline-width="auto" style:text-underline-color="font-color"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tandard_20_1_7e_LT_7e_Gliederung_20_1" style:display-name="Standard 1~LT~Gliederung 1" style:family="paragraph" style:default-outline-level="">
      <style:paragraph-properties fo:margin-top="0.4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Gliederung_20_2" style:display-name="Standard 1~LT~Gliederung 2" style:family="paragraph" style:parent-style-name="Standard_20_1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20_1_7e_LT_7e_Gliederung_20_3" style:display-name="Standard 1~LT~Gliederung 3" style:family="paragraph" style:parent-style-name="Standard_20_1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20_1_7e_LT_7e_Gliederung_20_4" style:display-name="Standard 1~LT~Gliederung 4" style:family="paragraph" style:parent-style-name="Standard_20_1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5" style:display-name="Standard 1~LT~Gliederung 5" style:family="paragraph" style:parent-style-name="Standard_20_1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6" style:display-name="Standard 1~LT~Gliederung 6" style:family="paragraph" style:parent-style-name="Standard_20_1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7" style:display-name="Standard 1~LT~Gliederung 7" style:family="paragraph" style:parent-style-name="Standard_20_1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8" style:display-name="Standard 1~LT~Gliederung 8" style:family="paragraph" style:parent-style-name="Standard_20_1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Gliederung_20_9" style:display-name="Standard 1~LT~Gliederung 9" style:family="paragraph" style:parent-style-name="Standard_20_1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20_1_7e_LT_7e_Titel" style:display-name="Standard 1~LT~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Untertitel" style:display-name="Standard 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Notizen" style:display-name="Standard 1~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Standard_20_1_7e_LT_7e_Hintergrundobjekte" style:display-name="Standard 1~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Standard_20_1_7e_LT_7e_Hintergrund" style:display-name="Standard 1~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vecOrange_7e_LT_7e_Gliederung_20_1" style:display-name="avecOrange~LT~Gliederung 1" style:family="paragraph" style:default-outline-level="">
      <style:paragraph-properties fo:margin-top="0.4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Gliederung_20_2" style:display-name="avecOrange~LT~Gliederung 2" style:family="paragraph" style:parent-style-name="avecOrange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avecOrange_7e_LT_7e_Gliederung_20_3" style:display-name="avecOrange~LT~Gliederung 3" style:family="paragraph" style:parent-style-name="avecOrange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avecOrange_7e_LT_7e_Gliederung_20_4" style:display-name="avecOrange~LT~Gliederung 4" style:family="paragraph" style:parent-style-name="avecOrange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5" style:display-name="avecOrange~LT~Gliederung 5" style:family="paragraph" style:parent-style-name="avecOrange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6" style:display-name="avecOrange~LT~Gliederung 6" style:family="paragraph" style:parent-style-name="avecOrange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7" style:display-name="avecOrange~LT~Gliederung 7" style:family="paragraph" style:parent-style-name="avecOrange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8" style:display-name="avecOrange~LT~Gliederung 8" style:family="paragraph" style:parent-style-name="avecOrange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Gliederung_20_9" style:display-name="avecOrange~LT~Gliederung 9" style:family="paragraph" style:parent-style-name="avecOrange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avecOrange_7e_LT_7e_Titel" style:display-name="avecOrange~LT~Titel" style:family="paragraph" style:default-outline-level="">
      <style:paragraph-properties fo:text-align="start" style:justify-single-word="false"/>
      <style:text-properties style:use-window-font-color="true" loext:opacity="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Untertitel" style:display-name="avecOrange~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Notizen" style:display-name="avecOrange~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name-asian="DejaVu Sans" style:font-family-asian="'DejaVu Sans'" style:font-family-generic-asian="system" style:font-pitch-asian="variable" style:font-size-asian="28pt" style:font-style-asian="normal" style:font-weight-asian="normal" style:font-name-complex="Museo Slab 500" style:font-family-complex="'Museo Slab 500'" style:font-family-generic-complex="system" style:font-pitch-complex="variable" style:font-size-complex="12pt" style:text-emphasize="none"/>
    </style:style>
    <style:style style:name="avecOrange_7e_LT_7e_Hintergrundobjekte" style:display-name="avecOrang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avecOrange_7e_LT_7e_Hintergrund" style:display-name="avecOrang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itre5_5f__7e_LT_7e_Gliederung_20_1" style:display-name="Titre5_~LT~Gliederung 1" style:family="paragraph" style:default-outline-level="">
      <style:paragraph-properties fo:margin-top="0cm" fo:margin-bottom="0cm" style:contextual-spacing="false" fo:line-height="110%" fo:text-align="start" style:justify-single-word="false">
        <style:tab-stops>
          <style:tab-stop style:position="2.064cm"/>
          <style:tab-stop style:position="4.604cm"/>
          <style:tab-stop style:position="7.144cm"/>
          <style:tab-stop style:position="9.684cm"/>
          <style:tab-stop style:position="12.224cm"/>
          <style:tab-stop style:position="14.764cm"/>
          <style:tab-stop style:position="17.304cm"/>
          <style:tab-stop style:position="19.844cm"/>
          <style:tab-stop style:position="22.384cm"/>
          <style:tab-stop style:position="24.924cm"/>
          <style:tab-stop style:position="27.46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4pt" fo:letter-spacing="normal" fo:font-style="normal" fo:text-shadow="none" style:text-underline-style="none" fo:font-weight="normal" style:letter-kerning="true" style:font-name-asian="DejaVu Sans" style:font-family-asian="'DejaVu Sans'" style:font-family-generic-asian="system" style:font-pitch-asian="variable" style:font-size-asian="14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Gliederung_20_2" style:display-name="Titre5_~LT~Gliederung 2" style:family="paragraph" style:parent-style-name="Titre5_5f__7e_LT_7e_Gliederung_20_1" style:default-outline-level="">
      <style:paragraph-properties fo:margin-top="0cm" fo:margin-bottom="0cm" style:contextual-spacing="false" fo:line-height="110%" fo:text-align="start" style:justify-single-word="false">
        <style:tab-stops>
          <style:tab-stop style:position="1.282cm"/>
          <style:tab-stop style:position="3.822cm"/>
          <style:tab-stop style:position="6.362cm"/>
          <style:tab-stop style:position="8.902cm"/>
          <style:tab-stop style:position="11.442cm"/>
          <style:tab-stop style:position="13.982cm"/>
          <style:tab-stop style:position="16.522cm"/>
          <style:tab-stop style:position="19.062cm"/>
          <style:tab-stop style:position="21.602cm"/>
          <style:tab-stop style:position="24.142cm"/>
          <style:tab-stop style:position="26.68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3" style:display-name="Titre5_~LT~Gliederung 3" style:family="paragraph" style:parent-style-name="Titre5_5f__7e_LT_7e_Gliederung_20_2" style:default-outline-level="">
      <style:paragraph-properties fo:margin-top="0cm" fo:margin-bottom="0cm" style:contextual-spacing="false" fo:line-height="110%" fo:text-align="start" style:justify-single-word="false">
        <style:tab-stops>
          <style:tab-stop style:position="0.776cm"/>
          <style:tab-stop style:position="3.316cm"/>
          <style:tab-stop style:position="5.856cm"/>
          <style:tab-stop style:position="8.396cm"/>
          <style:tab-stop style:position="10.936cm"/>
          <style:tab-stop style:position="13.476cm"/>
          <style:tab-stop style:position="16.016cm"/>
          <style:tab-stop style:position="18.556cm"/>
          <style:tab-stop style:position="21.096cm"/>
          <style:tab-stop style:position="23.636cm"/>
          <style:tab-stop style:position="26.176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4" style:display-name="Titre5_~LT~Gliederung 4" style:family="paragraph" style:parent-style-name="Titre5_5f__7e_LT_7e_Gliederung_20_3" style:default-outline-level="">
      <style:paragraph-properties fo:margin-top="0cm" fo:margin-bottom="0cm" style:contextual-spacing="false" fo:line-height="110%" fo:text-align="start" style:justify-single-word="false">
        <style:tab-stops>
          <style:tab-stop style:position="0.295cm"/>
          <style:tab-stop style:position="2.835cm"/>
          <style:tab-stop style:position="5.375cm"/>
          <style:tab-stop style:position="7.915cm"/>
          <style:tab-stop style:position="10.455cm"/>
          <style:tab-stop style:position="12.995cm"/>
          <style:tab-stop style:position="15.535cm"/>
          <style:tab-stop style:position="18.075cm"/>
          <style:tab-stop style:position="20.615cm"/>
          <style:tab-stop style:position="23.155cm"/>
          <style:tab-stop style:position="25.695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5" style:display-name="Titre5_~LT~Gliederung 5" style:family="paragraph" style:parent-style-name="Titre5_5f__7e_LT_7e_Gliederung_20_4"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6" style:display-name="Titre5_~LT~Gliederung 6" style:family="paragraph" style:parent-style-name="Titre5_5f__7e_LT_7e_Gliederung_20_5"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7" style:display-name="Titre5_~LT~Gliederung 7" style:family="paragraph" style:parent-style-name="Titre5_5f__7e_LT_7e_Gliederung_20_6"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8" style:display-name="Titre5_~LT~Gliederung 8" style:family="paragraph" style:parent-style-name="Titre5_5f__7e_LT_7e_Gliederung_20_7"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Gliederung_20_9" style:display-name="Titre5_~LT~Gliederung 9" style:family="paragraph" style:parent-style-name="Titre5_5f__7e_LT_7e_Gliederung_20_8" style:default-outline-level="">
      <style:paragraph-properties fo:margin-top="0cm" fo:margin-bottom="0cm" style:contextual-spacing="false" fo:line-height="110%" fo:text-align="start" style:justify-single-word="false">
        <style:tab-stops>
          <style:tab-stop style:position="2.332cm"/>
          <style:tab-stop style:position="4.872cm"/>
          <style:tab-stop style:position="7.412cm"/>
          <style:tab-stop style:position="9.952cm"/>
          <style:tab-stop style:position="12.492cm"/>
          <style:tab-stop style:position="15.032cm"/>
          <style:tab-stop style:position="17.572cm"/>
          <style:tab-stop style:position="20.112cm"/>
          <style:tab-stop style:position="22.652cm"/>
          <style:tab-stop style:position="25.192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letter-spacing="normal" fo:font-style="normal" fo:text-shadow="none" style:text-underline-style="none" fo:font-weight="normal" style:letter-kerning="true" style:font-size-asian="12pt" style:font-style-asian="normal" style:font-weight-asian="normal" style:text-emphasize="none"/>
    </style:style>
    <style:style style:name="Titre5_5f__7e_LT_7e_Titel" style:display-name="Titre5_~LT~Titel" style:family="paragraph" style:default-outline-level="">
      <style:paragraph-properties fo:margin-top="0cm" fo:margin-bottom="0cm" style:contextual-spacing="false" fo:line-height="90%"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Untertitel" style:display-name="Titre5_~LT~Untertitel" style:family="paragraph" style:default-outline-level="">
      <style:paragraph-properties fo:margin-top="0cm" fo:margin-bottom="0cm" style:contextual-spacing="false" fo:line-height="110%" fo:text-align="center"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Notizen" style:display-name="Titre5_~LT~Notizen" style:family="paragraph" style:default-outline-level="">
      <style:paragraph-properties fo:margin-top="0.159cm" fo:margin-bottom="0cm" style:contextual-spacing="false" style:line-height-at-least="0.353cm" fo:text-align="start" style:justify-single-word="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ＭＳ Ｐゴシック" fo:font-family="'ＭＳ Ｐゴシック'" style:font-family-generic="roman" style:font-pitch="variable" fo:font-size="24.5pt" fo:font-style="normal" fo:text-shadow="none" style:text-underline-style="none" fo:font-weight="normal" style:letter-kerning="true" style:font-name-asian="DejaVu Sans" style:font-family-asian="'DejaVu Sans'" style:font-family-generic-asian="system" style:font-pitch-asian="variable" style:font-size-asian="24.5pt" style:font-style-asian="normal" style:font-weight-asian="normal" style:font-name-complex="Museo Slab 500" style:font-family-complex="'Museo Slab 500'" style:font-family-generic-complex="system" style:font-pitch-complex="variable" style:font-size-complex="12pt" style:text-emphasize="none"/>
    </style:style>
    <style:style style:name="Titre5_5f__7e_LT_7e_Hintergrundobjekte" style:display-name="Titre5_~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itre5_5f__7e_LT_7e_Hintergrund" style:display-name="Titre5_~LT~Hintergrund" style:family="paragraph" style:default-outline-level="">
      <style:paragraph-properties fo:text-align="center" style:justify-single-word="false"/>
      <style:text-properties style:font-name="Liberation Serif" fo:font-family="'Liberation Serif'" style:font-family-generic="roman" style:font-pitch="variable" fo:font-size="12pt"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_32_017_5f_1_5f__7e_LT_7e_Gliederung_20_1" style:display-name="2017_1_~LT~Gliederung 1" style:family="paragraph" style:default-outline-level="">
      <style:paragraph-properties fo:margin-top="0.37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Gliederung_20_2" style:display-name="2017_1_~LT~Gliederung 2" style:family="paragraph" style:parent-style-name="_32_017_5f_1_5f__7e_LT_7e_Gliederung_20_1" style:default-outline-level="">
      <style:paragraph-properties fo:margin-top="0.4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_32_017_5f_1_5f__7e_LT_7e_Gliederung_20_3" style:display-name="2017_1_~LT~Gliederung 3" style:family="paragraph" style:parent-style-name="_32_017_5f_1_5f__7e_LT_7e_Gliederung_20_2" style:default-outline-level="">
      <style:paragraph-properties fo:margin-top="0.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_32_017_5f_1_5f__7e_LT_7e_Gliederung_20_4" style:display-name="2017_1_~LT~Gliederung 4" style:family="paragraph" style:parent-style-name="_32_017_5f_1_5f__7e_LT_7e_Gliederung_20_3" style:default-outline-level="">
      <style:paragraph-properties fo:margin-top="0.199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5" style:display-name="2017_1_~LT~Gliederung 5" style:family="paragraph" style:parent-style-name="_32_017_5f_1_5f__7e_LT_7e_Gliederung_20_4"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6" style:display-name="2017_1_~LT~Gliederung 6" style:family="paragraph" style:parent-style-name="_32_017_5f_1_5f__7e_LT_7e_Gliederung_20_5"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7" style:display-name="2017_1_~LT~Gliederung 7" style:family="paragraph" style:parent-style-name="_32_017_5f_1_5f__7e_LT_7e_Gliederung_20_6"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8" style:display-name="2017_1_~LT~Gliederung 8" style:family="paragraph" style:parent-style-name="_32_017_5f_1_5f__7e_LT_7e_Gliederung_20_7"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Gliederung_20_9" style:display-name="2017_1_~LT~Gliederung 9" style:family="paragraph" style:parent-style-name="_32_017_5f_1_5f__7e_LT_7e_Gliederung_20_8" style:default-outline-level="">
      <style:paragraph-properties fo:margin-top="0.101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_32_017_5f_1_5f__7e_LT_7e_Titel" style:display-name="2017_1_~LT~Titel" style:family="paragraph" style:default-outline-level="">
      <style:paragraph-properties fo:text-align="start" style:justify-single-word="false"/>
      <style:text-properties fo:color="#ffffff" loext:opacity="100%" style:text-outline="false" style:text-line-through-style="none" style:text-line-through-type="none" style:font-name="FreeSans" fo:font-family="Free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Untertitel" style:display-name="2017_1_~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FreeSans" fo:font-family="Free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Notizen" style:display-name="2017_1_~LT~Notizen" style:family="paragraph" style:default-outline-level="">
      <style:paragraph-properties fo:margin-left="0.6cm" fo:margin-right="0cm" fo:text-indent="-0.6cm" style:auto-text-indent="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Museo Slab 500" style:font-family-complex="'Museo Slab 500'" style:font-family-generic-complex="system" style:font-pitch-complex="variable" style:font-size-complex="12pt" style:text-emphasize="none"/>
    </style:style>
    <style:style style:name="_32_017_5f_1_5f__7e_LT_7e_Hintergrundobjekte" style:display-name="2017_1_~LT~Hintergrundobjekte" style:family="paragraph" style:default-outline-level="">
      <style:text-properties style:font-name="Ubuntu2" fo:font-family="Ubuntu" style:font-family-generic="roman" style:font-pitch="variable" fo:font-size="18pt" style:letter-kerning="true" style:font-name-asian="DejaVu Sans" style:font-family-asian="'DejaVu Sans'" style:font-family-generic-asian="system" style:font-pitch-asian="variable" style:font-size-asian="18pt" style:font-name-complex="Museo Slab 500" style:font-family-complex="'Museo Slab 500'" style:font-family-generic-complex="system" style:font-pitch-complex="variable" style:font-size-complex="12pt"/>
    </style:style>
    <style:style style:name="_32_017_5f_1_5f__7e_LT_7e_Hintergrund" style:display-name="2017_1_~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Museo Slab 500" style:font-family-complex="'Museo Slab 500'" style:font-family-generic-complex="system" style:font-pitch-complex="variable" style:font-size-complex="12pt"/>
    </style:style>
    <style:style style:name="Text_20_body_20__28_user_29_" style:display-name="Text body (user)" style:family="paragraph" style:parent-style-name="Standard_20__28_user_29_" style:next-style-name="User_20_Index_20_1" style:class="text">
      <style:paragraph-properties fo:margin-top="0cm" fo:margin-bottom="0.247cm" style:contextual-spacing="false" fo:line-height="115%"/>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25.7cm" style:type="right" style:leader-style="dotted" style:leader-text="."/>
        </style:tab-stops>
      </style:paragraph-properties>
    </style:style>
    <style:style style:name="Action" style:family="paragraph" style:parent-style-name="Contents_20_3"/>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faire" style:family="text">
      <style:text-properties fo:color="#004586" loext:opacity="100%" style:font-name="Dosis2" fo:font-family="Dosis" style:font-style-name="SemiBold" style:font-pitch="variable" fo:font-weight="600" officeooo:rsid="00160ca6" style:font-size-asian="10.5pt" loext:shadow="none"/>
    </style:style>
    <style:style style:name="Decision" style:family="text">
      <style:text-properties fo:color="#c5000b" loext:opacity="100%" style:font-name="Dosis2" fo:font-family="Dosis" style:font-style-name="SemiBold" style:font-pitch="variable" fo:font-weight="600" style:font-size-asian="10.5pt"/>
    </style:style>
    <style:style style:name="Info" style:family="text">
      <style:text-properties fo:color="#333333" loext:opacity="100%" style:font-name="Ubuntu1" fo:font-family="Ubuntu" style:font-style-name="Gras" style:font-pitch="variable" fo:font-weight="bold" officeooo:rsid="001afd41" style:font-size-asian="10.5pt"/>
    </style:style>
    <style:style style:name="Idee" style:family="text">
      <style:text-properties fo:color="#579d1c" loext:opacity="100%" style:font-name="Dosis2" fo:font-family="Dosis" style:font-style-name="SemiBold" style:font-pitch="variable" fo:font-weight="600" officeooo:rsid="001afd41" style:font-size-asian="10.5pt"/>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leuInno3" style:family="text">
      <style:text-properties fo:color="#0098c9" loext:opacity="100%"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Ubuntu Mono" fo:font-family="'Ubuntu Mono'" style:font-style-name="Normal" style:font-pitch="fixed" fo:font-size="90%" fo:background-color="#e7e6e6"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Anglais" style:family="text">
      <style:text-properties fo:language="en" fo:country="US" fo:font-style="italic" officeooo:rsid="01d294dd" style:font-size-asian="10.5pt"/>
    </style:style>
    <style:style style:name="Strong_20_Emphasis" style:display-name="Strong Emphasis" style:family="text">
      <style:text-properties fo:font-weight="bold" style:font-weight-asian="bold" style:font-weight-complex="bold"/>
    </style:style>
    <style:style style:name="Variable" style:family="text">
      <style:text-properties fo:font-style="italic" style:font-style-asian="italic" style:font-style-complex="italic"/>
    </style:style>
    <style:style style:name="Definition" style:family="text"/>
    <style:style style:name="Endnote_20_Symbol" style:display-name="Endnote Symbol" style:family="text"/>
    <style:style style:name="Endnote_20_anchor" style:display-name="End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BleuInno3" loext:num-list-format="%1% |" style:num-suffix=" |"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1%.%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loext:num-list-format="%1%.%2%.%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loext:num-list-format="%1%.%2%.%3%.%4%" style:num-format="1" text:display-levels="4">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space" fo:text-indent="-1.778cm" fo:margin-left="1.778cm"/>
        </style:list-level-properties>
      </text:outline-level-style>
      <text:outline-level-style text:level="6" loext:num-list-format="%6%" style:num-format="">
        <style:list-level-properties text:list-level-position-and-space-mode="label-alignment">
          <style:list-level-label-alignment text:label-followed-by="space" fo:text-indent="-2.032cm" fo:margin-left="2.032cm"/>
        </style:list-level-properties>
      </text:outline-level-style>
      <text:outline-level-style text:level="7" loext:num-list-format="%1%.%2%.%3%.%4%.%5%.%6%.%7%" style:num-format="1" text:display-levels="7">
        <style:list-level-properties text:list-level-position-and-space-mode="label-alignment">
          <style:list-level-label-alignment text:label-followed-by="space" fo:text-indent="-2.286cm" fo:margin-left="2.286cm"/>
        </style:list-level-properties>
      </text:outline-level-style>
      <text:outline-level-style text:level="8" loext:num-list-format="%1%.%2%.%3%.%4%.%5%.%6%.%7%.%8%"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1%.%2%.%3%.%4%.%5%.%6%.%7%.%8%.%9%"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2%.%3%.%4%.%5%.%6%.%7%.%8%.%9%.%10%"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AFaire">
      <text:list-level-style-number text:level="1" text:style-name="Afaire" loext:num-list-format="Action %1% : " style:num-prefix="Action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Afaire" loext:num-list-format="Action %2% : " style:num-prefix="Action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Afaire" loext:num-list-format="Action %3% : " style:num-prefix="Action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Afaire" loext:num-list-format="Action %4% : " style:num-prefix="Action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Afaire" loext:num-list-format="Action %5% : " style:num-prefix="Action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Afaire" loext:num-list-format="Action %6% : " style:num-prefix="Action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Afaire" loext:num-list-format="Action %7% : " style:num-prefix="Action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Afaire" loext:num-list-format="Action %8% : " style:num-prefix="Action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Afaire" loext:num-list-format="Action %9% : " style:num-prefix="Action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Afaire" loext:num-list-format="Action %10% : " style:num-prefix="Action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Decision">
      <text:list-level-style-number text:level="1" text:style-name="Decision" loext:num-list-format="Decision %1% : " style:num-prefix="Decision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Decision" loext:num-list-format="Decision %2% : " style:num-prefix="Decision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Decision" loext:num-list-format="Decision %3% : " style:num-prefix="Decision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Decision" loext:num-list-format="Decision %4% : " style:num-prefix="Decision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Decision" loext:num-list-format="Decision %5% : " style:num-prefix="Decision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Decision" loext:num-list-format="Decision %6% : " style:num-prefix="Decision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Decision" loext:num-list-format="Decision %7% : " style:num-prefix="Decision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Decision" loext:num-list-format="Decision %8% : " style:num-prefix="Decision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Decision" loext:num-list-format="Decision %9% : " style:num-prefix="Decision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Decision" loext:num-list-format="Decision %10% : " style:num-prefix="Decision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Info">
      <text:list-level-style-number text:level="1" text:style-name="Info" loext:num-list-format="Recommandation %1%: " style:num-prefix="Recommandation " style:num-suffix=":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Info" loext:num-list-format="Info %2% : " style:num-prefix="Info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Info" loext:num-list-format="Info %3% : " style:num-prefix="Info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Info" loext:num-list-format="Info %4% : " style:num-prefix="Info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Info" loext:num-list-format="Info %5% : " style:num-prefix="Info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Info" loext:num-list-format="Info %6% : " style:num-prefix="Info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Info" loext:num-list-format="Info %7% : " style:num-prefix="Info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Info" loext:num-list-format="Info %8% : " style:num-prefix="Info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Info" loext:num-list-format="Info %9% : " style:num-prefix="Info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Info" loext:num-list-format="Info %10% : " style:num-prefix="Info " style:num-suffix=" : " style:num-format="1">
        <style:list-level-properties text:list-level-position-and-space-mode="label-alignment">
          <style:list-level-label-alignment text:label-followed-by="nothing" fo:text-indent="-0.635cm" fo:margin-left="6.985cm"/>
        </style:list-level-properties>
      </text:list-level-style-number>
    </text:list-style>
    <text:list-style style:name="Idee">
      <text:list-level-style-number text:level="1" text:style-name="Idee" loext:num-list-format="Idée %1% : " style:num-prefix="Idée " style:num-suffix=" : " style:num-format="1">
        <style:list-level-properties text:list-level-position-and-space-mode="label-alignment">
          <style:list-level-label-alignment text:label-followed-by="nothing" fo:text-indent="-0.635cm" fo:margin-left="1.27cm"/>
        </style:list-level-properties>
      </text:list-level-style-number>
      <text:list-level-style-number text:level="2" text:style-name="Idee" loext:num-list-format="Idée %2% : " style:num-prefix="Idée " style:num-suffix=" : " style:num-format="1">
        <style:list-level-properties text:list-level-position-and-space-mode="label-alignment">
          <style:list-level-label-alignment text:label-followed-by="nothing" fo:text-indent="-0.635cm" fo:margin-left="1.905cm"/>
        </style:list-level-properties>
      </text:list-level-style-number>
      <text:list-level-style-number text:level="3" text:style-name="Idee" loext:num-list-format="Idée %3% : " style:num-prefix="Idée " style:num-suffix=" : " style:num-format="1">
        <style:list-level-properties text:list-level-position-and-space-mode="label-alignment">
          <style:list-level-label-alignment text:label-followed-by="nothing" fo:text-indent="-0.635cm" fo:margin-left="2.54cm"/>
        </style:list-level-properties>
      </text:list-level-style-number>
      <text:list-level-style-number text:level="4" text:style-name="Idee" loext:num-list-format="Idée %4% : " style:num-prefix="Idée " style:num-suffix=" : " style:num-format="1">
        <style:list-level-properties text:list-level-position-and-space-mode="label-alignment">
          <style:list-level-label-alignment text:label-followed-by="nothing" fo:text-indent="-0.635cm" fo:margin-left="3.175cm"/>
        </style:list-level-properties>
      </text:list-level-style-number>
      <text:list-level-style-number text:level="5" text:style-name="Idee" loext:num-list-format="Idée %5% : " style:num-prefix="Idée " style:num-suffix=" : " style:num-format="1">
        <style:list-level-properties text:list-level-position-and-space-mode="label-alignment">
          <style:list-level-label-alignment text:label-followed-by="nothing" fo:text-indent="-0.635cm" fo:margin-left="3.81cm"/>
        </style:list-level-properties>
      </text:list-level-style-number>
      <text:list-level-style-number text:level="6" text:style-name="Idee" loext:num-list-format="Idée %6% : " style:num-prefix="Idée " style:num-suffix=" : " style:num-format="1">
        <style:list-level-properties text:list-level-position-and-space-mode="label-alignment">
          <style:list-level-label-alignment text:label-followed-by="nothing" fo:text-indent="-0.635cm" fo:margin-left="4.445cm"/>
        </style:list-level-properties>
      </text:list-level-style-number>
      <text:list-level-style-number text:level="7" text:style-name="Idee" loext:num-list-format="Idée %7% : " style:num-prefix="Idée " style:num-suffix=" : " style:num-format="1">
        <style:list-level-properties text:list-level-position-and-space-mode="label-alignment">
          <style:list-level-label-alignment text:label-followed-by="nothing" fo:text-indent="-0.635cm" fo:margin-left="5.08cm"/>
        </style:list-level-properties>
      </text:list-level-style-number>
      <text:list-level-style-number text:level="8" text:style-name="Idee" loext:num-list-format="Idée %8% : " style:num-prefix="Idée " style:num-suffix=" : " style:num-format="1">
        <style:list-level-properties text:list-level-position-and-space-mode="label-alignment">
          <style:list-level-label-alignment text:label-followed-by="nothing" fo:text-indent="-0.635cm" fo:margin-left="5.715cm"/>
        </style:list-level-properties>
      </text:list-level-style-number>
      <text:list-level-style-number text:level="9" text:style-name="Idee" loext:num-list-format="Idée %9% : " style:num-prefix="Idée " style:num-suffix=" : " style:num-format="1">
        <style:list-level-properties text:list-level-position-and-space-mode="label-alignment">
          <style:list-level-label-alignment text:label-followed-by="nothing" fo:text-indent="-0.635cm" fo:margin-left="6.35cm"/>
        </style:list-level-properties>
      </text:list-level-style-number>
      <text:list-level-style-number text:level="10" text:style-name="Idee" loext:num-list-format="Idée %10% : " style:num-prefix="Idée " style:num-suffix=" : " style:num-format="1">
        <style:list-level-properties text:list-level-position-and-space-mode="label-alignment">
          <style:list-level-label-alignment text:label-followed-by="nothing"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number:number-style style:name="N107">
      <number:number number:decimal-places="1" number:min-decimal-places="1" number:min-integer-digits="1"/>
    </number:number-style>
    <number:date-style style:name="N10121" number:language="en" number:country="US">
      <number:day number:style="long"/>
      <number:text>/</number:text>
      <number:month number:style="long"/>
      <number:text>/</number:text>
      <number:year/>
    </number:date-style>
    <style:default-page-layout>
      <style:page-layout-properties style:writing-mode="lr-tb" style:layout-grid-standard-mode="true"/>
    </style:default-page-layout>
  </office:styles>
  <office:automatic-styles>
    <style:style style:name="MP1" style:family="paragraph">
      <loext:graphic-properties draw:fill-color="#0098c9"/>
    </style:style>
    <style:style style:name="MP2" style:family="paragraph">
      <loext:graphic-properties draw:fill-color="#f58113"/>
    </style:style>
    <style:style style:name="MP3" style:family="paragraph" style:parent-style-name="Footer" style:master-page-name="">
      <loext:graphic-properties draw:fill="none"/>
      <style:paragraph-properties fo:margin-left="-1cm" fo:margin-right="-1cm" fo:text-indent="0cm" style:auto-text-indent="false" style:page-number="auto" fo:background-color="transparent" text:number-lines="false" text:line-number="0" style:writing-mode="page">
        <style:tab-stops>
          <style:tab-stop style:position="8.5cm" style:type="center"/>
          <style:tab-stop style:position="19.293cm" style:type="right"/>
        </style:tab-stops>
      </style:paragraph-properties>
      <style:text-properties officeooo:paragraph-rsid="077f8af4"/>
    </style:style>
    <style:style style:name="MT1" style:family="text">
      <style:text-properties fo:font-size="10pt" officeooo:rsid="077f8af4" style:font-size-asian="10pt" style:font-size-complex="10pt"/>
    </style:style>
    <style:style style:name="MT2" style:family="text">
      <style:text-properties fo:font-size="10pt" style:font-size-asian="10pt" style:font-size-complex="10pt"/>
    </style:style>
    <style:style style:name="MT3" style:family="text">
      <style:text-properties officeooo:rsid="001a407e"/>
    </style:style>
    <style:style style:name="MT4" style:family="text">
      <style:text-properties fo:font-weight="bold" officeooo:rsid="001a407e" style:font-weight-asian="bold" style:font-weight-complex="bold"/>
    </style:style>
    <style:style style:name="Mgr1" style:family="graphic">
      <style:graphic-properties draw:stroke="none" draw:fill-color="#0098c9" draw:textarea-horizontal-align="justify" draw:textarea-vertical-align="middle" draw:auto-grow-height="false" fo:min-height="0.15cm" fo:min-width="17.22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draw:fill-color="#f58113" draw:textarea-horizontal-align="justify" draw:textarea-vertical-align="middle" draw:auto-grow-height="false" fo:min-height="0.15cm" fo:min-width="3.77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2cm" fo:margin-bottom="0.499cm" fo:margin-left="1.7cm" fo:margin-right="1.7cm" fo:border="none" fo:padding="0.04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384a"/>
      </style:page-layout-properties>
      <style:header-style/>
      <style:footer-style>
        <style:header-footer-properties fo:min-height="0.4cm" fo:margin-left="0cm" fo:margin-right="0cm" fo:margin-top="0.3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draw:custom-shape text:anchor-type="paragraph" draw:z-index="14" draw:name="Forme2" draw:style-name="Mgr1" draw:text-style-name="MP1" svg:width="17.227cm" svg:height="0.151cm" svg:x="-15.871cm" svg:y="-0.215cm"><text:p/><draw:enhanced-geometry svg:viewBox="0 0 21600 21600" draw:type="rectangle" draw:enhanced-path="M 0 0 L 21600 0 21600 21600 0 21600 0 0 Z N"/></draw:custom-shape><draw:custom-shape text:anchor-type="paragraph" draw:z-index="29" draw:name="Forme2" draw:style-name="Mgr2" draw:text-style-name="MP2" svg:width="3.772cm" svg:height="0.151cm" svg:x="16.612cm" svg:y="-0.215cm"><text:p/><draw:enhanced-geometry svg:viewBox="0 0 21600 21600" draw:type="rectangle" draw:enhanced-path="M 0 0 L 21600 0 21600 21600 0 21600 0 0 Z N"/></draw:custom-shape></text:p>
        <text:p text:style-name="MP3"><text:span text:style-name="MT1">Comité pour la science ouverte, DINUM, Inno3</text:span><text:span text:style-name="MT2"> - Licence</text:span><text:span text:style-name="MT1">s</text:span><text:span text:style-name="MT2"> Ouverte 2.0 et Creative Commons BY 4.0 - Janvier 2022</text:span><text:tab/><text:span text:style-name="MT3">Page </text:span><text:span text:style-name="MT4"><text:page-number text:select-page="current">15</text:page-number></text:span><text:span text:style-name="MT3">/</text:span><text:span text:style-name="MT3"><text:page-count>15</text:page-count></text:span></text:p>
      </style:footer>
    </style:master-page>
    <style:master-page style:name="First_20_Page" style:display-name="First Page" style:page-layout-name="Mpm2" draw:style-name="Mdp1" style:next-style-name="Standard"/>
    <style:master-page style:name="HTML" style:page-layout-name="Mpm3" draw:style-name="Mdp1"/>
    <style:master-page style:name="Endnote" style:page-layout-name="Mpm4"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amille </meta:initial-creator>
    <meta:creation-date>2017-07-31T18:13:50.455998864</meta:creation-date>
    <meta:editing-cycles>1152</meta:editing-cycles>
    <meta:editing-duration>P7DT2H51M1S</meta:editing-duration>
    <dc:title>FLOSS_ESR - Synthèse atelier 1 - Licence CC-BY-SA - Janvier 2022</dc:title>
    <dc:date>2022-03-13T18:55:02.933330534</dc:date>
    <meta:generator>LibreOffice/7.2.5.2$Linux_X86_64 LibreOffice_project/20$Build-2</meta:generator>
    <dc:creator>Bastien Guerry</dc:creator>
    <meta:document-statistic meta:table-count="0" meta:image-count="0" meta:object-count="0" meta:page-count="15" meta:paragraph-count="247" meta:word-count="4394" meta:character-count="30235" meta:non-whitespace-character-count="26278"/>
  </office:meta>
</office:document-meta>
</file>